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491cm"/>
    </style:style>
    <style:style style:name="co3" style:family="table-column">
      <style:table-column-properties fo:break-before="auto" style:column-width="4.897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Номер двери</text:p>
          </table:table-cell>
          <table:table-cell table:style-name="ce2" office:value-type="string" calcext:value-type="string">
            <text:p>/16</text:p>
          </table:table-cell>
          <table:table-cell office:value-type="string" calcext:value-type="string">
            <text:p>Номер блока</text:p>
          </table:table-cell>
          <table:table-cell office:value-type="string" calcext:value-type="string">
            <text:p>Номер блока безопасности</text:p>
          </table:table-cell>
          <table:table-cell office:value-type="string" calcext:value-type="string">
            <text:p>Номер в блоке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 1 + [.A2]/16" office:value-type="float" office:value="1" calcext:value-type="float">
            <text:p>1</text:p>
          </table:table-cell>
          <table:table-cell table:formula="of:=[.B2] + [.B2]/3 - MOD([.B2] + [.B2]/3; 1)" office:value-type="float" office:value="1" calcext:value-type="float">
            <text:p>1</text:p>
          </table:table-cell>
          <table:table-cell table:formula="of:=((([.C2]/4) - MOD([.C2]/4;1) + 1) * 4) - 1" office:value-type="float" office:value="3" calcext:value-type="float">
            <text:p>3</text:p>
          </table:table-cell>
          <table:table-cell table:formula="of:=MOD([.A2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 1 + [.A3]/16 - MOD(1 + [.A3]/16;1)" office:value-type="float" office:value="1" calcext:value-type="float">
            <text:p>1</text:p>
          </table:table-cell>
          <table:table-cell table:formula="of:=[.B3] + [.B3]/3 - MOD([.B3] + [.B3]/3; 1)" office:value-type="float" office:value="1" calcext:value-type="float">
            <text:p>1</text:p>
          </table:table-cell>
          <table:table-cell table:formula="of:=((([.C3]/4) - MOD([.C3]/4;1) + 1) * 4) - 1" office:value-type="float" office:value="3" calcext:value-type="float">
            <text:p>3</text:p>
          </table:table-cell>
          <table:table-cell table:formula="of:=MOD([.A3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 1 + [.A4]/16 - MOD(1 + [.A4]/16;1)" office:value-type="float" office:value="1" calcext:value-type="float">
            <text:p>1</text:p>
          </table:table-cell>
          <table:table-cell table:formula="of:=[.B4] + [.B4]/3 - MOD([.B4] + [.B4]/3; 1)" office:value-type="float" office:value="1" calcext:value-type="float">
            <text:p>1</text:p>
          </table:table-cell>
          <table:table-cell table:formula="of:=((([.C4]/4) - MOD([.C4]/4;1) + 1) * 4) - 1" office:value-type="float" office:value="3" calcext:value-type="float">
            <text:p>3</text:p>
          </table:table-cell>
          <table:table-cell table:formula="of:=MOD([.A4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 1 + [.A5]/16 - MOD(1 + [.A5]/16;1)" office:value-type="float" office:value="1" calcext:value-type="float">
            <text:p>1</text:p>
          </table:table-cell>
          <table:table-cell table:formula="of:=[.B5] + [.B5]/3 - MOD([.B5] + [.B5]/3; 1)" office:value-type="float" office:value="1" calcext:value-type="float">
            <text:p>1</text:p>
          </table:table-cell>
          <table:table-cell table:formula="of:=((([.C5]/4) - MOD([.C5]/4;1) + 1) * 4) - 1" office:value-type="float" office:value="3" calcext:value-type="float">
            <text:p>3</text:p>
          </table:table-cell>
          <table:table-cell table:formula="of:=MOD([.A5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 1 + [.A6]/16 - MOD(1 + [.A6]/16;1)" office:value-type="float" office:value="1" calcext:value-type="float">
            <text:p>1</text:p>
          </table:table-cell>
          <table:table-cell table:formula="of:=[.B6] + [.B6]/3 - MOD([.B6] + [.B6]/3; 1)" office:value-type="float" office:value="1" calcext:value-type="float">
            <text:p>1</text:p>
          </table:table-cell>
          <table:table-cell table:formula="of:=((([.C6]/4) - MOD([.C6]/4;1) + 1) * 4) - 1" office:value-type="float" office:value="3" calcext:value-type="float">
            <text:p>3</text:p>
          </table:table-cell>
          <table:table-cell table:formula="of:=MOD([.A6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 1 + [.A7]/16 - MOD(1 + [.A7]/16;1)" office:value-type="float" office:value="1" calcext:value-type="float">
            <text:p>1</text:p>
          </table:table-cell>
          <table:table-cell table:formula="of:=[.B7] + [.B7]/3 - MOD([.B7] + [.B7]/3; 1)" office:value-type="float" office:value="1" calcext:value-type="float">
            <text:p>1</text:p>
          </table:table-cell>
          <table:table-cell table:formula="of:=((([.C7]/4) - MOD([.C7]/4;1) + 1) * 4) - 1" office:value-type="float" office:value="3" calcext:value-type="float">
            <text:p>3</text:p>
          </table:table-cell>
          <table:table-cell table:formula="of:=MOD([.A7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 1 + [.A8]/16 - MOD(1 + [.A8]/16;1)" office:value-type="float" office:value="1" calcext:value-type="float">
            <text:p>1</text:p>
          </table:table-cell>
          <table:table-cell table:formula="of:=[.B8] + [.B8]/3 - MOD([.B8] + [.B8]/3; 1)" office:value-type="float" office:value="1" calcext:value-type="float">
            <text:p>1</text:p>
          </table:table-cell>
          <table:table-cell table:formula="of:=((([.C8]/4) - MOD([.C8]/4;1) + 1) * 4) - 1" office:value-type="float" office:value="3" calcext:value-type="float">
            <text:p>3</text:p>
          </table:table-cell>
          <table:table-cell table:formula="of:=MOD([.A8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 1 + [.A9]/16 - MOD(1 + [.A9]/16;1)" office:value-type="float" office:value="1" calcext:value-type="float">
            <text:p>1</text:p>
          </table:table-cell>
          <table:table-cell table:formula="of:=[.B9] + [.B9]/3 - MOD([.B9] + [.B9]/3; 1)" office:value-type="float" office:value="1" calcext:value-type="float">
            <text:p>1</text:p>
          </table:table-cell>
          <table:table-cell table:formula="of:=((([.C9]/4) - MOD([.C9]/4;1) + 1) * 4) - 1" office:value-type="float" office:value="3" calcext:value-type="float">
            <text:p>3</text:p>
          </table:table-cell>
          <table:table-cell table:formula="of:=MOD([.A9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 1 + [.A10]/16 - MOD(1 + [.A10]/16;1)" office:value-type="float" office:value="1" calcext:value-type="float">
            <text:p>1</text:p>
          </table:table-cell>
          <table:table-cell table:formula="of:=[.B10] + [.B10]/3 - MOD([.B10] + [.B10]/3; 1)" office:value-type="float" office:value="1" calcext:value-type="float">
            <text:p>1</text:p>
          </table:table-cell>
          <table:table-cell table:formula="of:=((([.C10]/4) - MOD([.C10]/4;1) + 1) * 4) - 1" office:value-type="float" office:value="3" calcext:value-type="float">
            <text:p>3</text:p>
          </table:table-cell>
          <table:table-cell table:formula="of:=MOD([.A10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 1 + [.A11]/16 - MOD(1 + [.A11]/16;1)" office:value-type="float" office:value="1" calcext:value-type="float">
            <text:p>1</text:p>
          </table:table-cell>
          <table:table-cell table:formula="of:=[.B11] + [.B11]/3 - MOD([.B11] + [.B11]/3; 1)" office:value-type="float" office:value="1" calcext:value-type="float">
            <text:p>1</text:p>
          </table:table-cell>
          <table:table-cell table:formula="of:=((([.C11]/4) - MOD([.C11]/4;1) + 1) * 4) - 1" office:value-type="float" office:value="3" calcext:value-type="float">
            <text:p>3</text:p>
          </table:table-cell>
          <table:table-cell table:formula="of:=MOD([.A11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 1 + [.A12]/16 - MOD(1 + [.A12]/16;1)" office:value-type="float" office:value="1" calcext:value-type="float">
            <text:p>1</text:p>
          </table:table-cell>
          <table:table-cell table:formula="of:=[.B12] + [.B12]/3 - MOD([.B12] + [.B12]/3; 1)" office:value-type="float" office:value="1" calcext:value-type="float">
            <text:p>1</text:p>
          </table:table-cell>
          <table:table-cell table:formula="of:=((([.C12]/4) - MOD([.C12]/4;1) + 1) * 4) - 1" office:value-type="float" office:value="3" calcext:value-type="float">
            <text:p>3</text:p>
          </table:table-cell>
          <table:table-cell table:formula="of:=MOD([.A12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 1 + [.A13]/16 - MOD(1 + [.A13]/16;1)" office:value-type="float" office:value="1" calcext:value-type="float">
            <text:p>1</text:p>
          </table:table-cell>
          <table:table-cell table:formula="of:=[.B13] + [.B13]/3 - MOD([.B13] + [.B13]/3; 1)" office:value-type="float" office:value="1" calcext:value-type="float">
            <text:p>1</text:p>
          </table:table-cell>
          <table:table-cell table:formula="of:=((([.C13]/4) - MOD([.C13]/4;1) + 1) * 4) - 1" office:value-type="float" office:value="3" calcext:value-type="float">
            <text:p>3</text:p>
          </table:table-cell>
          <table:table-cell table:formula="of:=MOD([.A13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 1 + [.A14]/16 - MOD(1 + [.A14]/16;1)" office:value-type="float" office:value="1" calcext:value-type="float">
            <text:p>1</text:p>
          </table:table-cell>
          <table:table-cell table:formula="of:=[.B14] + [.B14]/3 - MOD([.B14] + [.B14]/3; 1)" office:value-type="float" office:value="1" calcext:value-type="float">
            <text:p>1</text:p>
          </table:table-cell>
          <table:table-cell table:formula="of:=((([.C14]/4) - MOD([.C14]/4;1) + 1) * 4) - 1" office:value-type="float" office:value="3" calcext:value-type="float">
            <text:p>3</text:p>
          </table:table-cell>
          <table:table-cell table:formula="of:=MOD([.A14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 1 + [.A15]/16 - MOD(1 + [.A15]/16;1)" office:value-type="float" office:value="1" calcext:value-type="float">
            <text:p>1</text:p>
          </table:table-cell>
          <table:table-cell table:formula="of:=[.B15] + [.B15]/3 - MOD([.B15] + [.B15]/3; 1)" office:value-type="float" office:value="1" calcext:value-type="float">
            <text:p>1</text:p>
          </table:table-cell>
          <table:table-cell table:formula="of:=((([.C15]/4) - MOD([.C15]/4;1) + 1) * 4) - 1" office:value-type="float" office:value="3" calcext:value-type="float">
            <text:p>3</text:p>
          </table:table-cell>
          <table:table-cell table:formula="of:=MOD([.A15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 1 + [.A16]/16 - MOD(1 + [.A16]/16;1)" office:value-type="float" office:value="1" calcext:value-type="float">
            <text:p>1</text:p>
          </table:table-cell>
          <table:table-cell table:formula="of:=[.B16] + [.B16]/3 - MOD([.B16] + [.B16]/3; 1)" office:value-type="float" office:value="1" calcext:value-type="float">
            <text:p>1</text:p>
          </table:table-cell>
          <table:table-cell table:formula="of:=((([.C16]/4) - MOD([.C16]/4;1) + 1) * 4) - 1" office:value-type="float" office:value="3" calcext:value-type="float">
            <text:p>3</text:p>
          </table:table-cell>
          <table:table-cell table:formula="of:=MOD([.A16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 1 + [.A17]/16 - MOD(1 + [.A17]/16;1)" office:value-type="float" office:value="1" calcext:value-type="float">
            <text:p>1</text:p>
          </table:table-cell>
          <table:table-cell table:formula="of:=[.B17] + [.B17]/3 - MOD([.B17] + [.B17]/3; 1)" office:value-type="float" office:value="1" calcext:value-type="float">
            <text:p>1</text:p>
          </table:table-cell>
          <table:table-cell table:formula="of:=((([.C17]/4) - MOD([.C17]/4;1) + 1) * 4) - 1" office:value-type="float" office:value="3" calcext:value-type="float">
            <text:p>3</text:p>
          </table:table-cell>
          <table:table-cell table:formula="of:=MOD([.A17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 1 + [.A18]/16 - MOD(1 + [.A18]/16;1)" office:value-type="float" office:value="2" calcext:value-type="float">
            <text:p>2</text:p>
          </table:table-cell>
          <table:table-cell table:formula="of:=[.B18] + [.B18]/3 - MOD([.B18] + [.B18]/3; 1)" office:value-type="float" office:value="2" calcext:value-type="float">
            <text:p>2</text:p>
          </table:table-cell>
          <table:table-cell table:formula="of:=((([.C18]/4) - MOD([.C18]/4;1) + 1) * 4) - 1" office:value-type="float" office:value="3" calcext:value-type="float">
            <text:p>3</text:p>
          </table:table-cell>
          <table:table-cell table:formula="of:=MOD([.A18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 1 + [.A19]/16 - MOD(1 + [.A19]/16;1)" office:value-type="float" office:value="2" calcext:value-type="float">
            <text:p>2</text:p>
          </table:table-cell>
          <table:table-cell table:formula="of:=[.B19] + [.B19]/3 - MOD([.B19] + [.B19]/3; 1)" office:value-type="float" office:value="2" calcext:value-type="float">
            <text:p>2</text:p>
          </table:table-cell>
          <table:table-cell table:formula="of:=((([.C19]/4) - MOD([.C19]/4;1) + 1) * 4) - 1" office:value-type="float" office:value="3" calcext:value-type="float">
            <text:p>3</text:p>
          </table:table-cell>
          <table:table-cell table:formula="of:=MOD([.A19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 1 + [.A20]/16 - MOD(1 + [.A20]/16;1)" office:value-type="float" office:value="2" calcext:value-type="float">
            <text:p>2</text:p>
          </table:table-cell>
          <table:table-cell table:formula="of:=[.B20] + [.B20]/3 - MOD([.B20] + [.B20]/3; 1)" office:value-type="float" office:value="2" calcext:value-type="float">
            <text:p>2</text:p>
          </table:table-cell>
          <table:table-cell table:formula="of:=((([.C20]/4) - MOD([.C20]/4;1) + 1) * 4) - 1" office:value-type="float" office:value="3" calcext:value-type="float">
            <text:p>3</text:p>
          </table:table-cell>
          <table:table-cell table:formula="of:=MOD([.A20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 1 + [.A21]/16 - MOD(1 + [.A21]/16;1)" office:value-type="float" office:value="2" calcext:value-type="float">
            <text:p>2</text:p>
          </table:table-cell>
          <table:table-cell table:formula="of:=[.B21] + [.B21]/3 - MOD([.B21] + [.B21]/3; 1)" office:value-type="float" office:value="2" calcext:value-type="float">
            <text:p>2</text:p>
          </table:table-cell>
          <table:table-cell table:formula="of:=((([.C21]/4) - MOD([.C21]/4;1) + 1) * 4) - 1" office:value-type="float" office:value="3" calcext:value-type="float">
            <text:p>3</text:p>
          </table:table-cell>
          <table:table-cell table:formula="of:=MOD([.A21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 1 + [.A22]/16 - MOD(1 + [.A22]/16;1)" office:value-type="float" office:value="2" calcext:value-type="float">
            <text:p>2</text:p>
          </table:table-cell>
          <table:table-cell table:formula="of:=[.B22] + [.B22]/3 - MOD([.B22] + [.B22]/3; 1)" office:value-type="float" office:value="2" calcext:value-type="float">
            <text:p>2</text:p>
          </table:table-cell>
          <table:table-cell table:formula="of:=((([.C22]/4) - MOD([.C22]/4;1) + 1) * 4) - 1" office:value-type="float" office:value="3" calcext:value-type="float">
            <text:p>3</text:p>
          </table:table-cell>
          <table:table-cell table:formula="of:=MOD([.A22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 1 + [.A23]/16 - MOD(1 + [.A23]/16;1)" office:value-type="float" office:value="2" calcext:value-type="float">
            <text:p>2</text:p>
          </table:table-cell>
          <table:table-cell table:formula="of:=[.B23] + [.B23]/3 - MOD([.B23] + [.B23]/3; 1)" office:value-type="float" office:value="2" calcext:value-type="float">
            <text:p>2</text:p>
          </table:table-cell>
          <table:table-cell table:formula="of:=((([.C23]/4) - MOD([.C23]/4;1) + 1) * 4) - 1" office:value-type="float" office:value="3" calcext:value-type="float">
            <text:p>3</text:p>
          </table:table-cell>
          <table:table-cell table:formula="of:=MOD([.A23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formula="of:= 1 + [.A24]/16 - MOD(1 + [.A24]/16;1)" office:value-type="float" office:value="2" calcext:value-type="float">
            <text:p>2</text:p>
          </table:table-cell>
          <table:table-cell table:formula="of:=[.B24] + [.B24]/3 - MOD([.B24] + [.B24]/3; 1)" office:value-type="float" office:value="2" calcext:value-type="float">
            <text:p>2</text:p>
          </table:table-cell>
          <table:table-cell table:formula="of:=((([.C24]/4) - MOD([.C24]/4;1) + 1) * 4) - 1" office:value-type="float" office:value="3" calcext:value-type="float">
            <text:p>3</text:p>
          </table:table-cell>
          <table:table-cell table:formula="of:=MOD([.A24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formula="of:= 1 + [.A25]/16 - MOD(1 + [.A25]/16;1)" office:value-type="float" office:value="2" calcext:value-type="float">
            <text:p>2</text:p>
          </table:table-cell>
          <table:table-cell table:formula="of:=[.B25] + [.B25]/3 - MOD([.B25] + [.B25]/3; 1)" office:value-type="float" office:value="2" calcext:value-type="float">
            <text:p>2</text:p>
          </table:table-cell>
          <table:table-cell table:formula="of:=((([.C25]/4) - MOD([.C25]/4;1) + 1) * 4) - 1" office:value-type="float" office:value="3" calcext:value-type="float">
            <text:p>3</text:p>
          </table:table-cell>
          <table:table-cell table:formula="of:=MOD([.A25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formula="of:= 1 + [.A26]/16 - MOD(1 + [.A26]/16;1)" office:value-type="float" office:value="2" calcext:value-type="float">
            <text:p>2</text:p>
          </table:table-cell>
          <table:table-cell table:formula="of:=[.B26] + [.B26]/3 - MOD([.B26] + [.B26]/3; 1)" office:value-type="float" office:value="2" calcext:value-type="float">
            <text:p>2</text:p>
          </table:table-cell>
          <table:table-cell table:formula="of:=((([.C26]/4) - MOD([.C26]/4;1) + 1) * 4) - 1" office:value-type="float" office:value="3" calcext:value-type="float">
            <text:p>3</text:p>
          </table:table-cell>
          <table:table-cell table:formula="of:=MOD([.A26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formula="of:= 1 + [.A27]/16 - MOD(1 + [.A27]/16;1)" office:value-type="float" office:value="2" calcext:value-type="float">
            <text:p>2</text:p>
          </table:table-cell>
          <table:table-cell table:formula="of:=[.B27] + [.B27]/3 - MOD([.B27] + [.B27]/3; 1)" office:value-type="float" office:value="2" calcext:value-type="float">
            <text:p>2</text:p>
          </table:table-cell>
          <table:table-cell table:formula="of:=((([.C27]/4) - MOD([.C27]/4;1) + 1) * 4) - 1" office:value-type="float" office:value="3" calcext:value-type="float">
            <text:p>3</text:p>
          </table:table-cell>
          <table:table-cell table:formula="of:=MOD([.A27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formula="of:= 1 + [.A28]/16 - MOD(1 + [.A28]/16;1)" office:value-type="float" office:value="2" calcext:value-type="float">
            <text:p>2</text:p>
          </table:table-cell>
          <table:table-cell table:formula="of:=[.B28] + [.B28]/3 - MOD([.B28] + [.B28]/3; 1)" office:value-type="float" office:value="2" calcext:value-type="float">
            <text:p>2</text:p>
          </table:table-cell>
          <table:table-cell table:formula="of:=((([.C28]/4) - MOD([.C28]/4;1) + 1) * 4) - 1" office:value-type="float" office:value="3" calcext:value-type="float">
            <text:p>3</text:p>
          </table:table-cell>
          <table:table-cell table:formula="of:=MOD([.A28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formula="of:= 1 + [.A29]/16 - MOD(1 + [.A29]/16;1)" office:value-type="float" office:value="2" calcext:value-type="float">
            <text:p>2</text:p>
          </table:table-cell>
          <table:table-cell table:formula="of:=[.B29] + [.B29]/3 - MOD([.B29] + [.B29]/3; 1)" office:value-type="float" office:value="2" calcext:value-type="float">
            <text:p>2</text:p>
          </table:table-cell>
          <table:table-cell table:formula="of:=((([.C29]/4) - MOD([.C29]/4;1) + 1) * 4) - 1" office:value-type="float" office:value="3" calcext:value-type="float">
            <text:p>3</text:p>
          </table:table-cell>
          <table:table-cell table:formula="of:=MOD([.A29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formula="of:= 1 + [.A30]/16 - MOD(1 + [.A30]/16;1)" office:value-type="float" office:value="2" calcext:value-type="float">
            <text:p>2</text:p>
          </table:table-cell>
          <table:table-cell table:formula="of:=[.B30] + [.B30]/3 - MOD([.B30] + [.B30]/3; 1)" office:value-type="float" office:value="2" calcext:value-type="float">
            <text:p>2</text:p>
          </table:table-cell>
          <table:table-cell table:formula="of:=((([.C30]/4) - MOD([.C30]/4;1) + 1) * 4) - 1" office:value-type="float" office:value="3" calcext:value-type="float">
            <text:p>3</text:p>
          </table:table-cell>
          <table:table-cell table:formula="of:=MOD([.A30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table:formula="of:= 1 + [.A31]/16 - MOD(1 + [.A31]/16;1)" office:value-type="float" office:value="2" calcext:value-type="float">
            <text:p>2</text:p>
          </table:table-cell>
          <table:table-cell table:formula="of:=[.B31] + [.B31]/3 - MOD([.B31] + [.B31]/3; 1)" office:value-type="float" office:value="2" calcext:value-type="float">
            <text:p>2</text:p>
          </table:table-cell>
          <table:table-cell table:formula="of:=((([.C31]/4) - MOD([.C31]/4;1) + 1) * 4) - 1" office:value-type="float" office:value="3" calcext:value-type="float">
            <text:p>3</text:p>
          </table:table-cell>
          <table:table-cell table:formula="of:=MOD([.A31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formula="of:= 1 + [.A32]/16 - MOD(1 + [.A32]/16;1)" office:value-type="float" office:value="2" calcext:value-type="float">
            <text:p>2</text:p>
          </table:table-cell>
          <table:table-cell table:formula="of:=[.B32] + [.B32]/3 - MOD([.B32] + [.B32]/3; 1)" office:value-type="float" office:value="2" calcext:value-type="float">
            <text:p>2</text:p>
          </table:table-cell>
          <table:table-cell table:formula="of:=((([.C32]/4) - MOD([.C32]/4;1) + 1) * 4) - 1" office:value-type="float" office:value="3" calcext:value-type="float">
            <text:p>3</text:p>
          </table:table-cell>
          <table:table-cell table:formula="of:=MOD([.A32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table:formula="of:= 1 + [.A33]/16 - MOD(1 + [.A33]/16;1)" office:value-type="float" office:value="2" calcext:value-type="float">
            <text:p>2</text:p>
          </table:table-cell>
          <table:table-cell table:formula="of:=[.B33] + [.B33]/3 - MOD([.B33] + [.B33]/3; 1)" office:value-type="float" office:value="2" calcext:value-type="float">
            <text:p>2</text:p>
          </table:table-cell>
          <table:table-cell table:formula="of:=((([.C33]/4) - MOD([.C33]/4;1) + 1) * 4) - 1" office:value-type="float" office:value="3" calcext:value-type="float">
            <text:p>3</text:p>
          </table:table-cell>
          <table:table-cell table:formula="of:=MOD([.A33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table:formula="of:= 1 + [.A34]/16 - MOD(1 + [.A34]/16;1)" office:value-type="float" office:value="3" calcext:value-type="float">
            <text:p>3</text:p>
          </table:table-cell>
          <table:table-cell table:formula="of:=[.B34] + [.B34]/3 - MOD([.B34] + [.B34]/3; 1)" office:value-type="float" office:value="4" calcext:value-type="float">
            <text:p>4</text:p>
          </table:table-cell>
          <table:table-cell table:formula="of:=((([.C34]/4) - MOD([.C34]/4;1) + 1) * 4) - 1" office:value-type="float" office:value="7" calcext:value-type="float">
            <text:p>7</text:p>
          </table:table-cell>
          <table:table-cell table:formula="of:=MOD([.A34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table:formula="of:= 1 + [.A35]/16 - MOD(1 + [.A35]/16;1)" office:value-type="float" office:value="3" calcext:value-type="float">
            <text:p>3</text:p>
          </table:table-cell>
          <table:table-cell table:formula="of:=[.B35] + [.B35]/3 - MOD([.B35] + [.B35]/3; 1)" office:value-type="float" office:value="4" calcext:value-type="float">
            <text:p>4</text:p>
          </table:table-cell>
          <table:table-cell table:formula="of:=((([.C35]/4) - MOD([.C35]/4;1) + 1) * 4) - 1" office:value-type="float" office:value="7" calcext:value-type="float">
            <text:p>7</text:p>
          </table:table-cell>
          <table:table-cell table:formula="of:=MOD([.A35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table:formula="of:= 1 + [.A36]/16 - MOD(1 + [.A36]/16;1)" office:value-type="float" office:value="3" calcext:value-type="float">
            <text:p>3</text:p>
          </table:table-cell>
          <table:table-cell table:formula="of:=[.B36] + [.B36]/3 - MOD([.B36] + [.B36]/3; 1)" office:value-type="float" office:value="4" calcext:value-type="float">
            <text:p>4</text:p>
          </table:table-cell>
          <table:table-cell table:formula="of:=((([.C36]/4) - MOD([.C36]/4;1) + 1) * 4) - 1" office:value-type="float" office:value="7" calcext:value-type="float">
            <text:p>7</text:p>
          </table:table-cell>
          <table:table-cell table:formula="of:=MOD([.A36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formula="of:= 1 + [.A37]/16 - MOD(1 + [.A37]/16;1)" office:value-type="float" office:value="3" calcext:value-type="float">
            <text:p>3</text:p>
          </table:table-cell>
          <table:table-cell table:formula="of:=[.B37] + [.B37]/3 - MOD([.B37] + [.B37]/3; 1)" office:value-type="float" office:value="4" calcext:value-type="float">
            <text:p>4</text:p>
          </table:table-cell>
          <table:table-cell table:formula="of:=((([.C37]/4) - MOD([.C37]/4;1) + 1) * 4) - 1" office:value-type="float" office:value="7" calcext:value-type="float">
            <text:p>7</text:p>
          </table:table-cell>
          <table:table-cell table:formula="of:=MOD([.A37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formula="of:= 1 + [.A38]/16 - MOD(1 + [.A38]/16;1)" office:value-type="float" office:value="3" calcext:value-type="float">
            <text:p>3</text:p>
          </table:table-cell>
          <table:table-cell table:formula="of:=[.B38] + [.B38]/3 - MOD([.B38] + [.B38]/3; 1)" office:value-type="float" office:value="4" calcext:value-type="float">
            <text:p>4</text:p>
          </table:table-cell>
          <table:table-cell table:formula="of:=((([.C38]/4) - MOD([.C38]/4;1) + 1) * 4) - 1" office:value-type="float" office:value="7" calcext:value-type="float">
            <text:p>7</text:p>
          </table:table-cell>
          <table:table-cell table:formula="of:=MOD([.A38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formula="of:= 1 + [.A39]/16 - MOD(1 + [.A39]/16;1)" office:value-type="float" office:value="3" calcext:value-type="float">
            <text:p>3</text:p>
          </table:table-cell>
          <table:table-cell table:formula="of:=[.B39] + [.B39]/3 - MOD([.B39] + [.B39]/3; 1)" office:value-type="float" office:value="4" calcext:value-type="float">
            <text:p>4</text:p>
          </table:table-cell>
          <table:table-cell table:formula="of:=((([.C39]/4) - MOD([.C39]/4;1) + 1) * 4) - 1" office:value-type="float" office:value="7" calcext:value-type="float">
            <text:p>7</text:p>
          </table:table-cell>
          <table:table-cell table:formula="of:=MOD([.A39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formula="of:= 1 + [.A40]/16 - MOD(1 + [.A40]/16;1)" office:value-type="float" office:value="3" calcext:value-type="float">
            <text:p>3</text:p>
          </table:table-cell>
          <table:table-cell table:formula="of:=[.B40] + [.B40]/3 - MOD([.B40] + [.B40]/3; 1)" office:value-type="float" office:value="4" calcext:value-type="float">
            <text:p>4</text:p>
          </table:table-cell>
          <table:table-cell table:formula="of:=((([.C40]/4) - MOD([.C40]/4;1) + 1) * 4) - 1" office:value-type="float" office:value="7" calcext:value-type="float">
            <text:p>7</text:p>
          </table:table-cell>
          <table:table-cell table:formula="of:=MOD([.A40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table:formula="of:= 1 + [.A41]/16 - MOD(1 + [.A41]/16;1)" office:value-type="float" office:value="3" calcext:value-type="float">
            <text:p>3</text:p>
          </table:table-cell>
          <table:table-cell table:formula="of:=[.B41] + [.B41]/3 - MOD([.B41] + [.B41]/3; 1)" office:value-type="float" office:value="4" calcext:value-type="float">
            <text:p>4</text:p>
          </table:table-cell>
          <table:table-cell table:formula="of:=((([.C41]/4) - MOD([.C41]/4;1) + 1) * 4) - 1" office:value-type="float" office:value="7" calcext:value-type="float">
            <text:p>7</text:p>
          </table:table-cell>
          <table:table-cell table:formula="of:=MOD([.A41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formula="of:= 1 + [.A42]/16 - MOD(1 + [.A42]/16;1)" office:value-type="float" office:value="3" calcext:value-type="float">
            <text:p>3</text:p>
          </table:table-cell>
          <table:table-cell table:formula="of:=[.B42] + [.B42]/3 - MOD([.B42] + [.B42]/3; 1)" office:value-type="float" office:value="4" calcext:value-type="float">
            <text:p>4</text:p>
          </table:table-cell>
          <table:table-cell table:formula="of:=((([.C42]/4) - MOD([.C42]/4;1) + 1) * 4) - 1" office:value-type="float" office:value="7" calcext:value-type="float">
            <text:p>7</text:p>
          </table:table-cell>
          <table:table-cell table:formula="of:=MOD([.A42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table:formula="of:= 1 + [.A43]/16 - MOD(1 + [.A43]/16;1)" office:value-type="float" office:value="3" calcext:value-type="float">
            <text:p>3</text:p>
          </table:table-cell>
          <table:table-cell table:formula="of:=[.B43] + [.B43]/3 - MOD([.B43] + [.B43]/3; 1)" office:value-type="float" office:value="4" calcext:value-type="float">
            <text:p>4</text:p>
          </table:table-cell>
          <table:table-cell table:formula="of:=((([.C43]/4) - MOD([.C43]/4;1) + 1) * 4) - 1" office:value-type="float" office:value="7" calcext:value-type="float">
            <text:p>7</text:p>
          </table:table-cell>
          <table:table-cell table:formula="of:=MOD([.A43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table:formula="of:= 1 + [.A44]/16 - MOD(1 + [.A44]/16;1)" office:value-type="float" office:value="3" calcext:value-type="float">
            <text:p>3</text:p>
          </table:table-cell>
          <table:table-cell table:formula="of:=[.B44] + [.B44]/3 - MOD([.B44] + [.B44]/3; 1)" office:value-type="float" office:value="4" calcext:value-type="float">
            <text:p>4</text:p>
          </table:table-cell>
          <table:table-cell table:formula="of:=((([.C44]/4) - MOD([.C44]/4;1) + 1) * 4) - 1" office:value-type="float" office:value="7" calcext:value-type="float">
            <text:p>7</text:p>
          </table:table-cell>
          <table:table-cell table:formula="of:=MOD([.A44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table:formula="of:= 1 + [.A45]/16 - MOD(1 + [.A45]/16;1)" office:value-type="float" office:value="3" calcext:value-type="float">
            <text:p>3</text:p>
          </table:table-cell>
          <table:table-cell table:formula="of:=[.B45] + [.B45]/3 - MOD([.B45] + [.B45]/3; 1)" office:value-type="float" office:value="4" calcext:value-type="float">
            <text:p>4</text:p>
          </table:table-cell>
          <table:table-cell table:formula="of:=((([.C45]/4) - MOD([.C45]/4;1) + 1) * 4) - 1" office:value-type="float" office:value="7" calcext:value-type="float">
            <text:p>7</text:p>
          </table:table-cell>
          <table:table-cell table:formula="of:=MOD([.A45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table:formula="of:= 1 + [.A46]/16 - MOD(1 + [.A46]/16;1)" office:value-type="float" office:value="3" calcext:value-type="float">
            <text:p>3</text:p>
          </table:table-cell>
          <table:table-cell table:formula="of:=[.B46] + [.B46]/3 - MOD([.B46] + [.B46]/3; 1)" office:value-type="float" office:value="4" calcext:value-type="float">
            <text:p>4</text:p>
          </table:table-cell>
          <table:table-cell table:formula="of:=((([.C46]/4) - MOD([.C46]/4;1) + 1) * 4) - 1" office:value-type="float" office:value="7" calcext:value-type="float">
            <text:p>7</text:p>
          </table:table-cell>
          <table:table-cell table:formula="of:=MOD([.A46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table:formula="of:= 1 + [.A47]/16 - MOD(1 + [.A47]/16;1)" office:value-type="float" office:value="3" calcext:value-type="float">
            <text:p>3</text:p>
          </table:table-cell>
          <table:table-cell table:formula="of:=[.B47] + [.B47]/3 - MOD([.B47] + [.B47]/3; 1)" office:value-type="float" office:value="4" calcext:value-type="float">
            <text:p>4</text:p>
          </table:table-cell>
          <table:table-cell table:formula="of:=((([.C47]/4) - MOD([.C47]/4;1) + 1) * 4) - 1" office:value-type="float" office:value="7" calcext:value-type="float">
            <text:p>7</text:p>
          </table:table-cell>
          <table:table-cell table:formula="of:=MOD([.A47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 1 + [.A48]/16 - MOD(1 + [.A48]/16;1)" office:value-type="float" office:value="3" calcext:value-type="float">
            <text:p>3</text:p>
          </table:table-cell>
          <table:table-cell table:formula="of:=[.B48] + [.B48]/3 - MOD([.B48] + [.B48]/3; 1)" office:value-type="float" office:value="4" calcext:value-type="float">
            <text:p>4</text:p>
          </table:table-cell>
          <table:table-cell table:formula="of:=((([.C48]/4) - MOD([.C48]/4;1) + 1) * 4) - 1" office:value-type="float" office:value="7" calcext:value-type="float">
            <text:p>7</text:p>
          </table:table-cell>
          <table:table-cell table:formula="of:=MOD([.A48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table:formula="of:= 1 + [.A49]/16 - MOD(1 + [.A49]/16;1)" office:value-type="float" office:value="3" calcext:value-type="float">
            <text:p>3</text:p>
          </table:table-cell>
          <table:table-cell table:formula="of:=[.B49] + [.B49]/3 - MOD([.B49] + [.B49]/3; 1)" office:value-type="float" office:value="4" calcext:value-type="float">
            <text:p>4</text:p>
          </table:table-cell>
          <table:table-cell table:formula="of:=((([.C49]/4) - MOD([.C49]/4;1) + 1) * 4) - 1" office:value-type="float" office:value="7" calcext:value-type="float">
            <text:p>7</text:p>
          </table:table-cell>
          <table:table-cell table:formula="of:=MOD([.A49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table:formula="of:= 1 + [.A50]/16 - MOD(1 + [.A50]/16;1)" office:value-type="float" office:value="4" calcext:value-type="float">
            <text:p>4</text:p>
          </table:table-cell>
          <table:table-cell table:formula="of:=[.B50] + [.B50]/3 - MOD([.B50] + [.B50]/3; 1)" office:value-type="float" office:value="5" calcext:value-type="float">
            <text:p>5</text:p>
          </table:table-cell>
          <table:table-cell table:formula="of:=((([.C50]/4) - MOD([.C50]/4;1) + 1) * 4) - 1" office:value-type="float" office:value="7" calcext:value-type="float">
            <text:p>7</text:p>
          </table:table-cell>
          <table:table-cell table:formula="of:=MOD([.A50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table:formula="of:= 1 + [.A51]/16 - MOD(1 + [.A51]/16;1)" office:value-type="float" office:value="4" calcext:value-type="float">
            <text:p>4</text:p>
          </table:table-cell>
          <table:table-cell table:formula="of:=[.B51] + [.B51]/3 - MOD([.B51] + [.B51]/3; 1)" office:value-type="float" office:value="5" calcext:value-type="float">
            <text:p>5</text:p>
          </table:table-cell>
          <table:table-cell table:formula="of:=((([.C51]/4) - MOD([.C51]/4;1) + 1) * 4) - 1" office:value-type="float" office:value="7" calcext:value-type="float">
            <text:p>7</text:p>
          </table:table-cell>
          <table:table-cell table:formula="of:=MOD([.A51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formula="of:= 1 + [.A52]/16 - MOD(1 + [.A52]/16;1)" office:value-type="float" office:value="4" calcext:value-type="float">
            <text:p>4</text:p>
          </table:table-cell>
          <table:table-cell table:formula="of:=[.B52] + [.B52]/3 - MOD([.B52] + [.B52]/3; 1)" office:value-type="float" office:value="5" calcext:value-type="float">
            <text:p>5</text:p>
          </table:table-cell>
          <table:table-cell table:formula="of:=((([.C52]/4) - MOD([.C52]/4;1) + 1) * 4) - 1" office:value-type="float" office:value="7" calcext:value-type="float">
            <text:p>7</text:p>
          </table:table-cell>
          <table:table-cell table:formula="of:=MOD([.A52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table:formula="of:= 1 + [.A53]/16 - MOD(1 + [.A53]/16;1)" office:value-type="float" office:value="4" calcext:value-type="float">
            <text:p>4</text:p>
          </table:table-cell>
          <table:table-cell table:formula="of:=[.B53] + [.B53]/3 - MOD([.B53] + [.B53]/3; 1)" office:value-type="float" office:value="5" calcext:value-type="float">
            <text:p>5</text:p>
          </table:table-cell>
          <table:table-cell table:formula="of:=((([.C53]/4) - MOD([.C53]/4;1) + 1) * 4) - 1" office:value-type="float" office:value="7" calcext:value-type="float">
            <text:p>7</text:p>
          </table:table-cell>
          <table:table-cell table:formula="of:=MOD([.A53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table:formula="of:= 1 + [.A54]/16 - MOD(1 + [.A54]/16;1)" office:value-type="float" office:value="4" calcext:value-type="float">
            <text:p>4</text:p>
          </table:table-cell>
          <table:table-cell table:formula="of:=[.B54] + [.B54]/3 - MOD([.B54] + [.B54]/3; 1)" office:value-type="float" office:value="5" calcext:value-type="float">
            <text:p>5</text:p>
          </table:table-cell>
          <table:table-cell table:formula="of:=((([.C54]/4) - MOD([.C54]/4;1) + 1) * 4) - 1" office:value-type="float" office:value="7" calcext:value-type="float">
            <text:p>7</text:p>
          </table:table-cell>
          <table:table-cell table:formula="of:=MOD([.A54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 1 + [.A55]/16 - MOD(1 + [.A55]/16;1)" office:value-type="float" office:value="4" calcext:value-type="float">
            <text:p>4</text:p>
          </table:table-cell>
          <table:table-cell table:formula="of:=[.B55] + [.B55]/3 - MOD([.B55] + [.B55]/3; 1)" office:value-type="float" office:value="5" calcext:value-type="float">
            <text:p>5</text:p>
          </table:table-cell>
          <table:table-cell table:formula="of:=((([.C55]/4) - MOD([.C55]/4;1) + 1) * 4) - 1" office:value-type="float" office:value="7" calcext:value-type="float">
            <text:p>7</text:p>
          </table:table-cell>
          <table:table-cell table:formula="of:=MOD([.A55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table:formula="of:= 1 + [.A56]/16 - MOD(1 + [.A56]/16;1)" office:value-type="float" office:value="4" calcext:value-type="float">
            <text:p>4</text:p>
          </table:table-cell>
          <table:table-cell table:formula="of:=[.B56] + [.B56]/3 - MOD([.B56] + [.B56]/3; 1)" office:value-type="float" office:value="5" calcext:value-type="float">
            <text:p>5</text:p>
          </table:table-cell>
          <table:table-cell table:formula="of:=((([.C56]/4) - MOD([.C56]/4;1) + 1) * 4) - 1" office:value-type="float" office:value="7" calcext:value-type="float">
            <text:p>7</text:p>
          </table:table-cell>
          <table:table-cell table:formula="of:=MOD([.A56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table:formula="of:= 1 + [.A57]/16 - MOD(1 + [.A57]/16;1)" office:value-type="float" office:value="4" calcext:value-type="float">
            <text:p>4</text:p>
          </table:table-cell>
          <table:table-cell table:formula="of:=[.B57] + [.B57]/3 - MOD([.B57] + [.B57]/3; 1)" office:value-type="float" office:value="5" calcext:value-type="float">
            <text:p>5</text:p>
          </table:table-cell>
          <table:table-cell table:formula="of:=((([.C57]/4) - MOD([.C57]/4;1) + 1) * 4) - 1" office:value-type="float" office:value="7" calcext:value-type="float">
            <text:p>7</text:p>
          </table:table-cell>
          <table:table-cell table:formula="of:=MOD([.A57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table:formula="of:= 1 + [.A58]/16 - MOD(1 + [.A58]/16;1)" office:value-type="float" office:value="4" calcext:value-type="float">
            <text:p>4</text:p>
          </table:table-cell>
          <table:table-cell table:formula="of:=[.B58] + [.B58]/3 - MOD([.B58] + [.B58]/3; 1)" office:value-type="float" office:value="5" calcext:value-type="float">
            <text:p>5</text:p>
          </table:table-cell>
          <table:table-cell table:formula="of:=((([.C58]/4) - MOD([.C58]/4;1) + 1) * 4) - 1" office:value-type="float" office:value="7" calcext:value-type="float">
            <text:p>7</text:p>
          </table:table-cell>
          <table:table-cell table:formula="of:=MOD([.A58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table:formula="of:= 1 + [.A59]/16 - MOD(1 + [.A59]/16;1)" office:value-type="float" office:value="4" calcext:value-type="float">
            <text:p>4</text:p>
          </table:table-cell>
          <table:table-cell table:formula="of:=[.B59] + [.B59]/3 - MOD([.B59] + [.B59]/3; 1)" office:value-type="float" office:value="5" calcext:value-type="float">
            <text:p>5</text:p>
          </table:table-cell>
          <table:table-cell table:formula="of:=((([.C59]/4) - MOD([.C59]/4;1) + 1) * 4) - 1" office:value-type="float" office:value="7" calcext:value-type="float">
            <text:p>7</text:p>
          </table:table-cell>
          <table:table-cell table:formula="of:=MOD([.A59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table:formula="of:= 1 + [.A60]/16 - MOD(1 + [.A60]/16;1)" office:value-type="float" office:value="4" calcext:value-type="float">
            <text:p>4</text:p>
          </table:table-cell>
          <table:table-cell table:formula="of:=[.B60] + [.B60]/3 - MOD([.B60] + [.B60]/3; 1)" office:value-type="float" office:value="5" calcext:value-type="float">
            <text:p>5</text:p>
          </table:table-cell>
          <table:table-cell table:formula="of:=((([.C60]/4) - MOD([.C60]/4;1) + 1) * 4) - 1" office:value-type="float" office:value="7" calcext:value-type="float">
            <text:p>7</text:p>
          </table:table-cell>
          <table:table-cell table:formula="of:=MOD([.A60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table:formula="of:= 1 + [.A61]/16 - MOD(1 + [.A61]/16;1)" office:value-type="float" office:value="4" calcext:value-type="float">
            <text:p>4</text:p>
          </table:table-cell>
          <table:table-cell table:formula="of:=[.B61] + [.B61]/3 - MOD([.B61] + [.B61]/3; 1)" office:value-type="float" office:value="5" calcext:value-type="float">
            <text:p>5</text:p>
          </table:table-cell>
          <table:table-cell table:formula="of:=((([.C61]/4) - MOD([.C61]/4;1) + 1) * 4) - 1" office:value-type="float" office:value="7" calcext:value-type="float">
            <text:p>7</text:p>
          </table:table-cell>
          <table:table-cell table:formula="of:=MOD([.A61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 1 + [.A62]/16 - MOD(1 + [.A62]/16;1)" office:value-type="float" office:value="4" calcext:value-type="float">
            <text:p>4</text:p>
          </table:table-cell>
          <table:table-cell table:formula="of:=[.B62] + [.B62]/3 - MOD([.B62] + [.B62]/3; 1)" office:value-type="float" office:value="5" calcext:value-type="float">
            <text:p>5</text:p>
          </table:table-cell>
          <table:table-cell table:formula="of:=((([.C62]/4) - MOD([.C62]/4;1) + 1) * 4) - 1" office:value-type="float" office:value="7" calcext:value-type="float">
            <text:p>7</text:p>
          </table:table-cell>
          <table:table-cell table:formula="of:=MOD([.A62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table:formula="of:= 1 + [.A63]/16 - MOD(1 + [.A63]/16;1)" office:value-type="float" office:value="4" calcext:value-type="float">
            <text:p>4</text:p>
          </table:table-cell>
          <table:table-cell table:formula="of:=[.B63] + [.B63]/3 - MOD([.B63] + [.B63]/3; 1)" office:value-type="float" office:value="5" calcext:value-type="float">
            <text:p>5</text:p>
          </table:table-cell>
          <table:table-cell table:formula="of:=((([.C63]/4) - MOD([.C63]/4;1) + 1) * 4) - 1" office:value-type="float" office:value="7" calcext:value-type="float">
            <text:p>7</text:p>
          </table:table-cell>
          <table:table-cell table:formula="of:=MOD([.A63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table:formula="of:= 1 + [.A64]/16 - MOD(1 + [.A64]/16;1)" office:value-type="float" office:value="4" calcext:value-type="float">
            <text:p>4</text:p>
          </table:table-cell>
          <table:table-cell table:formula="of:=[.B64] + [.B64]/3 - MOD([.B64] + [.B64]/3; 1)" office:value-type="float" office:value="5" calcext:value-type="float">
            <text:p>5</text:p>
          </table:table-cell>
          <table:table-cell table:formula="of:=((([.C64]/4) - MOD([.C64]/4;1) + 1) * 4) - 1" office:value-type="float" office:value="7" calcext:value-type="float">
            <text:p>7</text:p>
          </table:table-cell>
          <table:table-cell table:formula="of:=MOD([.A64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table:formula="of:= 1 + [.A65]/16 - MOD(1 + [.A65]/16;1)" office:value-type="float" office:value="4" calcext:value-type="float">
            <text:p>4</text:p>
          </table:table-cell>
          <table:table-cell table:formula="of:=[.B65] + [.B65]/3 - MOD([.B65] + [.B65]/3; 1)" office:value-type="float" office:value="5" calcext:value-type="float">
            <text:p>5</text:p>
          </table:table-cell>
          <table:table-cell table:formula="of:=((([.C65]/4) - MOD([.C65]/4;1) + 1) * 4) - 1" office:value-type="float" office:value="7" calcext:value-type="float">
            <text:p>7</text:p>
          </table:table-cell>
          <table:table-cell table:formula="of:=MOD([.A65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table:formula="of:= 1 + [.A66]/16 - MOD(1 + [.A66]/16;1)" office:value-type="float" office:value="5" calcext:value-type="float">
            <text:p>5</text:p>
          </table:table-cell>
          <table:table-cell table:formula="of:=[.B66] + [.B66]/3 - MOD([.B66] + [.B66]/3; 1)" office:value-type="float" office:value="6" calcext:value-type="float">
            <text:p>6</text:p>
          </table:table-cell>
          <table:table-cell table:formula="of:=((([.C66]/4) - MOD([.C66]/4;1) + 1) * 4) - 1" office:value-type="float" office:value="7" calcext:value-type="float">
            <text:p>7</text:p>
          </table:table-cell>
          <table:table-cell table:formula="of:=MOD([.A66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table:formula="of:= 1 + [.A67]/16 - MOD(1 + [.A67]/16;1)" office:value-type="float" office:value="5" calcext:value-type="float">
            <text:p>5</text:p>
          </table:table-cell>
          <table:table-cell table:formula="of:=[.B67] + [.B67]/3 - MOD([.B67] + [.B67]/3; 1)" office:value-type="float" office:value="6" calcext:value-type="float">
            <text:p>6</text:p>
          </table:table-cell>
          <table:table-cell table:formula="of:=((([.C67]/4) - MOD([.C67]/4;1) + 1) * 4) - 1" office:value-type="float" office:value="7" calcext:value-type="float">
            <text:p>7</text:p>
          </table:table-cell>
          <table:table-cell table:formula="of:=MOD([.A67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table:formula="of:= 1 + [.A68]/16 - MOD(1 + [.A68]/16;1)" office:value-type="float" office:value="5" calcext:value-type="float">
            <text:p>5</text:p>
          </table:table-cell>
          <table:table-cell table:formula="of:=[.B68] + [.B68]/3 - MOD([.B68] + [.B68]/3; 1)" office:value-type="float" office:value="6" calcext:value-type="float">
            <text:p>6</text:p>
          </table:table-cell>
          <table:table-cell table:formula="of:=((([.C68]/4) - MOD([.C68]/4;1) + 1) * 4) - 1" office:value-type="float" office:value="7" calcext:value-type="float">
            <text:p>7</text:p>
          </table:table-cell>
          <table:table-cell table:formula="of:=MOD([.A68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table:formula="of:= 1 + [.A69]/16 - MOD(1 + [.A69]/16;1)" office:value-type="float" office:value="5" calcext:value-type="float">
            <text:p>5</text:p>
          </table:table-cell>
          <table:table-cell table:formula="of:=[.B69] + [.B69]/3 - MOD([.B69] + [.B69]/3; 1)" office:value-type="float" office:value="6" calcext:value-type="float">
            <text:p>6</text:p>
          </table:table-cell>
          <table:table-cell table:formula="of:=((([.C69]/4) - MOD([.C69]/4;1) + 1) * 4) - 1" office:value-type="float" office:value="7" calcext:value-type="float">
            <text:p>7</text:p>
          </table:table-cell>
          <table:table-cell table:formula="of:=MOD([.A69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table:formula="of:= 1 + [.A70]/16 - MOD(1 + [.A70]/16;1)" office:value-type="float" office:value="5" calcext:value-type="float">
            <text:p>5</text:p>
          </table:table-cell>
          <table:table-cell table:formula="of:=[.B70] + [.B70]/3 - MOD([.B70] + [.B70]/3; 1)" office:value-type="float" office:value="6" calcext:value-type="float">
            <text:p>6</text:p>
          </table:table-cell>
          <table:table-cell table:formula="of:=((([.C70]/4) - MOD([.C70]/4;1) + 1) * 4) - 1" office:value-type="float" office:value="7" calcext:value-type="float">
            <text:p>7</text:p>
          </table:table-cell>
          <table:table-cell table:formula="of:=MOD([.A70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table:formula="of:= 1 + [.A71]/16 - MOD(1 + [.A71]/16;1)" office:value-type="float" office:value="5" calcext:value-type="float">
            <text:p>5</text:p>
          </table:table-cell>
          <table:table-cell table:formula="of:=[.B71] + [.B71]/3 - MOD([.B71] + [.B71]/3; 1)" office:value-type="float" office:value="6" calcext:value-type="float">
            <text:p>6</text:p>
          </table:table-cell>
          <table:table-cell table:formula="of:=((([.C71]/4) - MOD([.C71]/4;1) + 1) * 4) - 1" office:value-type="float" office:value="7" calcext:value-type="float">
            <text:p>7</text:p>
          </table:table-cell>
          <table:table-cell table:formula="of:=MOD([.A71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table:formula="of:= 1 + [.A72]/16 - MOD(1 + [.A72]/16;1)" office:value-type="float" office:value="5" calcext:value-type="float">
            <text:p>5</text:p>
          </table:table-cell>
          <table:table-cell table:formula="of:=[.B72] + [.B72]/3 - MOD([.B72] + [.B72]/3; 1)" office:value-type="float" office:value="6" calcext:value-type="float">
            <text:p>6</text:p>
          </table:table-cell>
          <table:table-cell table:formula="of:=((([.C72]/4) - MOD([.C72]/4;1) + 1) * 4) - 1" office:value-type="float" office:value="7" calcext:value-type="float">
            <text:p>7</text:p>
          </table:table-cell>
          <table:table-cell table:formula="of:=MOD([.A72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table:formula="of:= 1 + [.A73]/16 - MOD(1 + [.A73]/16;1)" office:value-type="float" office:value="5" calcext:value-type="float">
            <text:p>5</text:p>
          </table:table-cell>
          <table:table-cell table:formula="of:=[.B73] + [.B73]/3 - MOD([.B73] + [.B73]/3; 1)" office:value-type="float" office:value="6" calcext:value-type="float">
            <text:p>6</text:p>
          </table:table-cell>
          <table:table-cell table:formula="of:=((([.C73]/4) - MOD([.C73]/4;1) + 1) * 4) - 1" office:value-type="float" office:value="7" calcext:value-type="float">
            <text:p>7</text:p>
          </table:table-cell>
          <table:table-cell table:formula="of:=MOD([.A73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table:formula="of:= 1 + [.A74]/16 - MOD(1 + [.A74]/16;1)" office:value-type="float" office:value="5" calcext:value-type="float">
            <text:p>5</text:p>
          </table:table-cell>
          <table:table-cell table:formula="of:=[.B74] + [.B74]/3 - MOD([.B74] + [.B74]/3; 1)" office:value-type="float" office:value="6" calcext:value-type="float">
            <text:p>6</text:p>
          </table:table-cell>
          <table:table-cell table:formula="of:=((([.C74]/4) - MOD([.C74]/4;1) + 1) * 4) - 1" office:value-type="float" office:value="7" calcext:value-type="float">
            <text:p>7</text:p>
          </table:table-cell>
          <table:table-cell table:formula="of:=MOD([.A74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table:formula="of:= 1 + [.A75]/16 - MOD(1 + [.A75]/16;1)" office:value-type="float" office:value="5" calcext:value-type="float">
            <text:p>5</text:p>
          </table:table-cell>
          <table:table-cell table:formula="of:=[.B75] + [.B75]/3 - MOD([.B75] + [.B75]/3; 1)" office:value-type="float" office:value="6" calcext:value-type="float">
            <text:p>6</text:p>
          </table:table-cell>
          <table:table-cell table:formula="of:=((([.C75]/4) - MOD([.C75]/4;1) + 1) * 4) - 1" office:value-type="float" office:value="7" calcext:value-type="float">
            <text:p>7</text:p>
          </table:table-cell>
          <table:table-cell table:formula="of:=MOD([.A75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table:formula="of:= 1 + [.A76]/16 - MOD(1 + [.A76]/16;1)" office:value-type="float" office:value="5" calcext:value-type="float">
            <text:p>5</text:p>
          </table:table-cell>
          <table:table-cell table:formula="of:=[.B76] + [.B76]/3 - MOD([.B76] + [.B76]/3; 1)" office:value-type="float" office:value="6" calcext:value-type="float">
            <text:p>6</text:p>
          </table:table-cell>
          <table:table-cell table:formula="of:=((([.C76]/4) - MOD([.C76]/4;1) + 1) * 4) - 1" office:value-type="float" office:value="7" calcext:value-type="float">
            <text:p>7</text:p>
          </table:table-cell>
          <table:table-cell table:formula="of:=MOD([.A76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table:formula="of:= 1 + [.A77]/16 - MOD(1 + [.A77]/16;1)" office:value-type="float" office:value="5" calcext:value-type="float">
            <text:p>5</text:p>
          </table:table-cell>
          <table:table-cell table:formula="of:=[.B77] + [.B77]/3 - MOD([.B77] + [.B77]/3; 1)" office:value-type="float" office:value="6" calcext:value-type="float">
            <text:p>6</text:p>
          </table:table-cell>
          <table:table-cell table:formula="of:=((([.C77]/4) - MOD([.C77]/4;1) + 1) * 4) - 1" office:value-type="float" office:value="7" calcext:value-type="float">
            <text:p>7</text:p>
          </table:table-cell>
          <table:table-cell table:formula="of:=MOD([.A77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 1 + [.A78]/16 - MOD(1 + [.A78]/16;1)" office:value-type="float" office:value="5" calcext:value-type="float">
            <text:p>5</text:p>
          </table:table-cell>
          <table:table-cell table:formula="of:=[.B78] + [.B78]/3 - MOD([.B78] + [.B78]/3; 1)" office:value-type="float" office:value="6" calcext:value-type="float">
            <text:p>6</text:p>
          </table:table-cell>
          <table:table-cell table:formula="of:=((([.C78]/4) - MOD([.C78]/4;1) + 1) * 4) - 1" office:value-type="float" office:value="7" calcext:value-type="float">
            <text:p>7</text:p>
          </table:table-cell>
          <table:table-cell table:formula="of:=MOD([.A78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table:formula="of:= 1 + [.A79]/16 - MOD(1 + [.A79]/16;1)" office:value-type="float" office:value="5" calcext:value-type="float">
            <text:p>5</text:p>
          </table:table-cell>
          <table:table-cell table:formula="of:=[.B79] + [.B79]/3 - MOD([.B79] + [.B79]/3; 1)" office:value-type="float" office:value="6" calcext:value-type="float">
            <text:p>6</text:p>
          </table:table-cell>
          <table:table-cell table:formula="of:=((([.C79]/4) - MOD([.C79]/4;1) + 1) * 4) - 1" office:value-type="float" office:value="7" calcext:value-type="float">
            <text:p>7</text:p>
          </table:table-cell>
          <table:table-cell table:formula="of:=MOD([.A79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table:formula="of:= 1 + [.A80]/16 - MOD(1 + [.A80]/16;1)" office:value-type="float" office:value="5" calcext:value-type="float">
            <text:p>5</text:p>
          </table:table-cell>
          <table:table-cell table:formula="of:=[.B80] + [.B80]/3 - MOD([.B80] + [.B80]/3; 1)" office:value-type="float" office:value="6" calcext:value-type="float">
            <text:p>6</text:p>
          </table:table-cell>
          <table:table-cell table:formula="of:=((([.C80]/4) - MOD([.C80]/4;1) + 1) * 4) - 1" office:value-type="float" office:value="7" calcext:value-type="float">
            <text:p>7</text:p>
          </table:table-cell>
          <table:table-cell table:formula="of:=MOD([.A80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table:formula="of:= 1 + [.A81]/16 - MOD(1 + [.A81]/16;1)" office:value-type="float" office:value="5" calcext:value-type="float">
            <text:p>5</text:p>
          </table:table-cell>
          <table:table-cell table:formula="of:=[.B81] + [.B81]/3 - MOD([.B81] + [.B81]/3; 1)" office:value-type="float" office:value="6" calcext:value-type="float">
            <text:p>6</text:p>
          </table:table-cell>
          <table:table-cell table:formula="of:=((([.C81]/4) - MOD([.C81]/4;1) + 1) * 4) - 1" office:value-type="float" office:value="7" calcext:value-type="float">
            <text:p>7</text:p>
          </table:table-cell>
          <table:table-cell table:formula="of:=MOD([.A81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formula="of:= 1 + [.A82]/16 - MOD(1 + [.A82]/16;1)" office:value-type="float" office:value="6" calcext:value-type="float">
            <text:p>6</text:p>
          </table:table-cell>
          <table:table-cell table:formula="of:=[.B82] + [.B82]/3 - MOD([.B82] + [.B82]/3; 1)" office:value-type="float" office:value="8" calcext:value-type="float">
            <text:p>8</text:p>
          </table:table-cell>
          <table:table-cell table:formula="of:=((([.C82]/4) - MOD([.C82]/4;1) + 1) * 4) - 1" office:value-type="float" office:value="11" calcext:value-type="float">
            <text:p>11</text:p>
          </table:table-cell>
          <table:table-cell table:formula="of:=MOD([.A82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table:formula="of:= 1 + [.A83]/16 - MOD(1 + [.A83]/16;1)" office:value-type="float" office:value="6" calcext:value-type="float">
            <text:p>6</text:p>
          </table:table-cell>
          <table:table-cell table:formula="of:=[.B83] + [.B83]/3 - MOD([.B83] + [.B83]/3; 1)" office:value-type="float" office:value="8" calcext:value-type="float">
            <text:p>8</text:p>
          </table:table-cell>
          <table:table-cell table:formula="of:=((([.C83]/4) - MOD([.C83]/4;1) + 1) * 4) - 1" office:value-type="float" office:value="11" calcext:value-type="float">
            <text:p>11</text:p>
          </table:table-cell>
          <table:table-cell table:formula="of:=MOD([.A83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table:formula="of:= 1 + [.A84]/16 - MOD(1 + [.A84]/16;1)" office:value-type="float" office:value="6" calcext:value-type="float">
            <text:p>6</text:p>
          </table:table-cell>
          <table:table-cell table:formula="of:=[.B84] + [.B84]/3 - MOD([.B84] + [.B84]/3; 1)" office:value-type="float" office:value="8" calcext:value-type="float">
            <text:p>8</text:p>
          </table:table-cell>
          <table:table-cell table:formula="of:=((([.C84]/4) - MOD([.C84]/4;1) + 1) * 4) - 1" office:value-type="float" office:value="11" calcext:value-type="float">
            <text:p>11</text:p>
          </table:table-cell>
          <table:table-cell table:formula="of:=MOD([.A84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table:formula="of:= 1 + [.A85]/16 - MOD(1 + [.A85]/16;1)" office:value-type="float" office:value="6" calcext:value-type="float">
            <text:p>6</text:p>
          </table:table-cell>
          <table:table-cell table:formula="of:=[.B85] + [.B85]/3 - MOD([.B85] + [.B85]/3; 1)" office:value-type="float" office:value="8" calcext:value-type="float">
            <text:p>8</text:p>
          </table:table-cell>
          <table:table-cell table:formula="of:=((([.C85]/4) - MOD([.C85]/4;1) + 1) * 4) - 1" office:value-type="float" office:value="11" calcext:value-type="float">
            <text:p>11</text:p>
          </table:table-cell>
          <table:table-cell table:formula="of:=MOD([.A85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table:formula="of:= 1 + [.A86]/16 - MOD(1 + [.A86]/16;1)" office:value-type="float" office:value="6" calcext:value-type="float">
            <text:p>6</text:p>
          </table:table-cell>
          <table:table-cell table:formula="of:=[.B86] + [.B86]/3 - MOD([.B86] + [.B86]/3; 1)" office:value-type="float" office:value="8" calcext:value-type="float">
            <text:p>8</text:p>
          </table:table-cell>
          <table:table-cell table:formula="of:=((([.C86]/4) - MOD([.C86]/4;1) + 1) * 4) - 1" office:value-type="float" office:value="11" calcext:value-type="float">
            <text:p>11</text:p>
          </table:table-cell>
          <table:table-cell table:formula="of:=MOD([.A86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table:formula="of:= 1 + [.A87]/16 - MOD(1 + [.A87]/16;1)" office:value-type="float" office:value="6" calcext:value-type="float">
            <text:p>6</text:p>
          </table:table-cell>
          <table:table-cell table:formula="of:=[.B87] + [.B87]/3 - MOD([.B87] + [.B87]/3; 1)" office:value-type="float" office:value="8" calcext:value-type="float">
            <text:p>8</text:p>
          </table:table-cell>
          <table:table-cell table:formula="of:=((([.C87]/4) - MOD([.C87]/4;1) + 1) * 4) - 1" office:value-type="float" office:value="11" calcext:value-type="float">
            <text:p>11</text:p>
          </table:table-cell>
          <table:table-cell table:formula="of:=MOD([.A87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table:formula="of:= 1 + [.A88]/16 - MOD(1 + [.A88]/16;1)" office:value-type="float" office:value="6" calcext:value-type="float">
            <text:p>6</text:p>
          </table:table-cell>
          <table:table-cell table:formula="of:=[.B88] + [.B88]/3 - MOD([.B88] + [.B88]/3; 1)" office:value-type="float" office:value="8" calcext:value-type="float">
            <text:p>8</text:p>
          </table:table-cell>
          <table:table-cell table:formula="of:=((([.C88]/4) - MOD([.C88]/4;1) + 1) * 4) - 1" office:value-type="float" office:value="11" calcext:value-type="float">
            <text:p>11</text:p>
          </table:table-cell>
          <table:table-cell table:formula="of:=MOD([.A88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table:formula="of:= 1 + [.A89]/16 - MOD(1 + [.A89]/16;1)" office:value-type="float" office:value="6" calcext:value-type="float">
            <text:p>6</text:p>
          </table:table-cell>
          <table:table-cell table:formula="of:=[.B89] + [.B89]/3 - MOD([.B89] + [.B89]/3; 1)" office:value-type="float" office:value="8" calcext:value-type="float">
            <text:p>8</text:p>
          </table:table-cell>
          <table:table-cell table:formula="of:=((([.C89]/4) - MOD([.C89]/4;1) + 1) * 4) - 1" office:value-type="float" office:value="11" calcext:value-type="float">
            <text:p>11</text:p>
          </table:table-cell>
          <table:table-cell table:formula="of:=MOD([.A89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table:formula="of:= 1 + [.A90]/16 - MOD(1 + [.A90]/16;1)" office:value-type="float" office:value="6" calcext:value-type="float">
            <text:p>6</text:p>
          </table:table-cell>
          <table:table-cell table:formula="of:=[.B90] + [.B90]/3 - MOD([.B90] + [.B90]/3; 1)" office:value-type="float" office:value="8" calcext:value-type="float">
            <text:p>8</text:p>
          </table:table-cell>
          <table:table-cell table:formula="of:=((([.C90]/4) - MOD([.C90]/4;1) + 1) * 4) - 1" office:value-type="float" office:value="11" calcext:value-type="float">
            <text:p>11</text:p>
          </table:table-cell>
          <table:table-cell table:formula="of:=MOD([.A90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table:formula="of:= 1 + [.A91]/16 - MOD(1 + [.A91]/16;1)" office:value-type="float" office:value="6" calcext:value-type="float">
            <text:p>6</text:p>
          </table:table-cell>
          <table:table-cell table:formula="of:=[.B91] + [.B91]/3 - MOD([.B91] + [.B91]/3; 1)" office:value-type="float" office:value="8" calcext:value-type="float">
            <text:p>8</text:p>
          </table:table-cell>
          <table:table-cell table:formula="of:=((([.C91]/4) - MOD([.C91]/4;1) + 1) * 4) - 1" office:value-type="float" office:value="11" calcext:value-type="float">
            <text:p>11</text:p>
          </table:table-cell>
          <table:table-cell table:formula="of:=MOD([.A91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formula="of:= 1 + [.A92]/16 - MOD(1 + [.A92]/16;1)" office:value-type="float" office:value="6" calcext:value-type="float">
            <text:p>6</text:p>
          </table:table-cell>
          <table:table-cell table:formula="of:=[.B92] + [.B92]/3 - MOD([.B92] + [.B92]/3; 1)" office:value-type="float" office:value="8" calcext:value-type="float">
            <text:p>8</text:p>
          </table:table-cell>
          <table:table-cell table:formula="of:=((([.C92]/4) - MOD([.C92]/4;1) + 1) * 4) - 1" office:value-type="float" office:value="11" calcext:value-type="float">
            <text:p>11</text:p>
          </table:table-cell>
          <table:table-cell table:formula="of:=MOD([.A92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table:formula="of:= 1 + [.A93]/16 - MOD(1 + [.A93]/16;1)" office:value-type="float" office:value="6" calcext:value-type="float">
            <text:p>6</text:p>
          </table:table-cell>
          <table:table-cell table:formula="of:=[.B93] + [.B93]/3 - MOD([.B93] + [.B93]/3; 1)" office:value-type="float" office:value="8" calcext:value-type="float">
            <text:p>8</text:p>
          </table:table-cell>
          <table:table-cell table:formula="of:=((([.C93]/4) - MOD([.C93]/4;1) + 1) * 4) - 1" office:value-type="float" office:value="11" calcext:value-type="float">
            <text:p>11</text:p>
          </table:table-cell>
          <table:table-cell table:formula="of:=MOD([.A93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table:formula="of:= 1 + [.A94]/16 - MOD(1 + [.A94]/16;1)" office:value-type="float" office:value="6" calcext:value-type="float">
            <text:p>6</text:p>
          </table:table-cell>
          <table:table-cell table:formula="of:=[.B94] + [.B94]/3 - MOD([.B94] + [.B94]/3; 1)" office:value-type="float" office:value="8" calcext:value-type="float">
            <text:p>8</text:p>
          </table:table-cell>
          <table:table-cell table:formula="of:=((([.C94]/4) - MOD([.C94]/4;1) + 1) * 4) - 1" office:value-type="float" office:value="11" calcext:value-type="float">
            <text:p>11</text:p>
          </table:table-cell>
          <table:table-cell table:formula="of:=MOD([.A94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table:formula="of:= 1 + [.A95]/16 - MOD(1 + [.A95]/16;1)" office:value-type="float" office:value="6" calcext:value-type="float">
            <text:p>6</text:p>
          </table:table-cell>
          <table:table-cell table:formula="of:=[.B95] + [.B95]/3 - MOD([.B95] + [.B95]/3; 1)" office:value-type="float" office:value="8" calcext:value-type="float">
            <text:p>8</text:p>
          </table:table-cell>
          <table:table-cell table:formula="of:=((([.C95]/4) - MOD([.C95]/4;1) + 1) * 4) - 1" office:value-type="float" office:value="11" calcext:value-type="float">
            <text:p>11</text:p>
          </table:table-cell>
          <table:table-cell table:formula="of:=MOD([.A95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table:formula="of:= 1 + [.A96]/16 - MOD(1 + [.A96]/16;1)" office:value-type="float" office:value="6" calcext:value-type="float">
            <text:p>6</text:p>
          </table:table-cell>
          <table:table-cell table:formula="of:=[.B96] + [.B96]/3 - MOD([.B96] + [.B96]/3; 1)" office:value-type="float" office:value="8" calcext:value-type="float">
            <text:p>8</text:p>
          </table:table-cell>
          <table:table-cell table:formula="of:=((([.C96]/4) - MOD([.C96]/4;1) + 1) * 4) - 1" office:value-type="float" office:value="11" calcext:value-type="float">
            <text:p>11</text:p>
          </table:table-cell>
          <table:table-cell table:formula="of:=MOD([.A96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table:formula="of:= 1 + [.A97]/16 - MOD(1 + [.A97]/16;1)" office:value-type="float" office:value="6" calcext:value-type="float">
            <text:p>6</text:p>
          </table:table-cell>
          <table:table-cell table:formula="of:=[.B97] + [.B97]/3 - MOD([.B97] + [.B97]/3; 1)" office:value-type="float" office:value="8" calcext:value-type="float">
            <text:p>8</text:p>
          </table:table-cell>
          <table:table-cell table:formula="of:=((([.C97]/4) - MOD([.C97]/4;1) + 1) * 4) - 1" office:value-type="float" office:value="11" calcext:value-type="float">
            <text:p>11</text:p>
          </table:table-cell>
          <table:table-cell table:formula="of:=MOD([.A97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table:formula="of:= 1 + [.A98]/16 - MOD(1 + [.A98]/16;1)" office:value-type="float" office:value="7" calcext:value-type="float">
            <text:p>7</text:p>
          </table:table-cell>
          <table:table-cell table:formula="of:=[.B98] + [.B98]/3 - MOD([.B98] + [.B98]/3; 1)" office:value-type="float" office:value="9" calcext:value-type="float">
            <text:p>9</text:p>
          </table:table-cell>
          <table:table-cell table:formula="of:=((([.C98]/4) - MOD([.C98]/4;1) + 1) * 4) - 1" office:value-type="float" office:value="11" calcext:value-type="float">
            <text:p>11</text:p>
          </table:table-cell>
          <table:table-cell table:formula="of:=MOD([.A98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table:formula="of:= 1 + [.A99]/16 - MOD(1 + [.A99]/16;1)" office:value-type="float" office:value="7" calcext:value-type="float">
            <text:p>7</text:p>
          </table:table-cell>
          <table:table-cell table:formula="of:=[.B99] + [.B99]/3 - MOD([.B99] + [.B99]/3; 1)" office:value-type="float" office:value="9" calcext:value-type="float">
            <text:p>9</text:p>
          </table:table-cell>
          <table:table-cell table:formula="of:=((([.C99]/4) - MOD([.C99]/4;1) + 1) * 4) - 1" office:value-type="float" office:value="11" calcext:value-type="float">
            <text:p>11</text:p>
          </table:table-cell>
          <table:table-cell table:formula="of:=MOD([.A99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table:formula="of:= 1 + [.A100]/16 - MOD(1 + [.A100]/16;1)" office:value-type="float" office:value="7" calcext:value-type="float">
            <text:p>7</text:p>
          </table:table-cell>
          <table:table-cell table:formula="of:=[.B100] + [.B100]/3 - MOD([.B100] + [.B100]/3; 1)" office:value-type="float" office:value="9" calcext:value-type="float">
            <text:p>9</text:p>
          </table:table-cell>
          <table:table-cell table:formula="of:=((([.C100]/4) - MOD([.C100]/4;1) + 1) * 4) - 1" office:value-type="float" office:value="11" calcext:value-type="float">
            <text:p>11</text:p>
          </table:table-cell>
          <table:table-cell table:formula="of:=MOD([.A100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 1 + [.A101]/16 - MOD(1 + [.A101]/16;1)" office:value-type="float" office:value="7" calcext:value-type="float">
            <text:p>7</text:p>
          </table:table-cell>
          <table:table-cell table:formula="of:=[.B101] + [.B101]/3 - MOD([.B101] + [.B101]/3; 1)" office:value-type="float" office:value="9" calcext:value-type="float">
            <text:p>9</text:p>
          </table:table-cell>
          <table:table-cell table:formula="of:=((([.C101]/4) - MOD([.C101]/4;1) + 1) * 4) - 1" office:value-type="float" office:value="11" calcext:value-type="float">
            <text:p>11</text:p>
          </table:table-cell>
          <table:table-cell table:formula="of:=MOD([.A101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 1 + [.A102]/16 - MOD(1 + [.A102]/16;1)" office:value-type="float" office:value="7" calcext:value-type="float">
            <text:p>7</text:p>
          </table:table-cell>
          <table:table-cell table:formula="of:=[.B102] + [.B102]/3 - MOD([.B102] + [.B102]/3; 1)" office:value-type="float" office:value="9" calcext:value-type="float">
            <text:p>9</text:p>
          </table:table-cell>
          <table:table-cell table:formula="of:=((([.C102]/4) - MOD([.C102]/4;1) + 1) * 4) - 1" office:value-type="float" office:value="11" calcext:value-type="float">
            <text:p>11</text:p>
          </table:table-cell>
          <table:table-cell table:formula="of:=MOD([.A102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table:formula="of:= 1 + [.A103]/16 - MOD(1 + [.A103]/16;1)" office:value-type="float" office:value="7" calcext:value-type="float">
            <text:p>7</text:p>
          </table:table-cell>
          <table:table-cell table:formula="of:=[.B103] + [.B103]/3 - MOD([.B103] + [.B103]/3; 1)" office:value-type="float" office:value="9" calcext:value-type="float">
            <text:p>9</text:p>
          </table:table-cell>
          <table:table-cell table:formula="of:=((([.C103]/4) - MOD([.C103]/4;1) + 1) * 4) - 1" office:value-type="float" office:value="11" calcext:value-type="float">
            <text:p>11</text:p>
          </table:table-cell>
          <table:table-cell table:formula="of:=MOD([.A103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table:formula="of:= 1 + [.A104]/16 - MOD(1 + [.A104]/16;1)" office:value-type="float" office:value="7" calcext:value-type="float">
            <text:p>7</text:p>
          </table:table-cell>
          <table:table-cell table:formula="of:=[.B104] + [.B104]/3 - MOD([.B104] + [.B104]/3; 1)" office:value-type="float" office:value="9" calcext:value-type="float">
            <text:p>9</text:p>
          </table:table-cell>
          <table:table-cell table:formula="of:=((([.C104]/4) - MOD([.C104]/4;1) + 1) * 4) - 1" office:value-type="float" office:value="11" calcext:value-type="float">
            <text:p>11</text:p>
          </table:table-cell>
          <table:table-cell table:formula="of:=MOD([.A104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table:formula="of:= 1 + [.A105]/16 - MOD(1 + [.A105]/16;1)" office:value-type="float" office:value="7" calcext:value-type="float">
            <text:p>7</text:p>
          </table:table-cell>
          <table:table-cell table:formula="of:=[.B105] + [.B105]/3 - MOD([.B105] + [.B105]/3; 1)" office:value-type="float" office:value="9" calcext:value-type="float">
            <text:p>9</text:p>
          </table:table-cell>
          <table:table-cell table:formula="of:=((([.C105]/4) - MOD([.C105]/4;1) + 1) * 4) - 1" office:value-type="float" office:value="11" calcext:value-type="float">
            <text:p>11</text:p>
          </table:table-cell>
          <table:table-cell table:formula="of:=MOD([.A105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table:formula="of:= 1 + [.A106]/16 - MOD(1 + [.A106]/16;1)" office:value-type="float" office:value="7" calcext:value-type="float">
            <text:p>7</text:p>
          </table:table-cell>
          <table:table-cell table:formula="of:=[.B106] + [.B106]/3 - MOD([.B106] + [.B106]/3; 1)" office:value-type="float" office:value="9" calcext:value-type="float">
            <text:p>9</text:p>
          </table:table-cell>
          <table:table-cell table:formula="of:=((([.C106]/4) - MOD([.C106]/4;1) + 1) * 4) - 1" office:value-type="float" office:value="11" calcext:value-type="float">
            <text:p>11</text:p>
          </table:table-cell>
          <table:table-cell table:formula="of:=MOD([.A106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table:formula="of:= 1 + [.A107]/16 - MOD(1 + [.A107]/16;1)" office:value-type="float" office:value="7" calcext:value-type="float">
            <text:p>7</text:p>
          </table:table-cell>
          <table:table-cell table:formula="of:=[.B107] + [.B107]/3 - MOD([.B107] + [.B107]/3; 1)" office:value-type="float" office:value="9" calcext:value-type="float">
            <text:p>9</text:p>
          </table:table-cell>
          <table:table-cell table:formula="of:=((([.C107]/4) - MOD([.C107]/4;1) + 1) * 4) - 1" office:value-type="float" office:value="11" calcext:value-type="float">
            <text:p>11</text:p>
          </table:table-cell>
          <table:table-cell table:formula="of:=MOD([.A107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table:formula="of:= 1 + [.A108]/16 - MOD(1 + [.A108]/16;1)" office:value-type="float" office:value="7" calcext:value-type="float">
            <text:p>7</text:p>
          </table:table-cell>
          <table:table-cell table:formula="of:=[.B108] + [.B108]/3 - MOD([.B108] + [.B108]/3; 1)" office:value-type="float" office:value="9" calcext:value-type="float">
            <text:p>9</text:p>
          </table:table-cell>
          <table:table-cell table:formula="of:=((([.C108]/4) - MOD([.C108]/4;1) + 1) * 4) - 1" office:value-type="float" office:value="11" calcext:value-type="float">
            <text:p>11</text:p>
          </table:table-cell>
          <table:table-cell table:formula="of:=MOD([.A108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table:formula="of:= 1 + [.A109]/16 - MOD(1 + [.A109]/16;1)" office:value-type="float" office:value="7" calcext:value-type="float">
            <text:p>7</text:p>
          </table:table-cell>
          <table:table-cell table:formula="of:=[.B109] + [.B109]/3 - MOD([.B109] + [.B109]/3; 1)" office:value-type="float" office:value="9" calcext:value-type="float">
            <text:p>9</text:p>
          </table:table-cell>
          <table:table-cell table:formula="of:=((([.C109]/4) - MOD([.C109]/4;1) + 1) * 4) - 1" office:value-type="float" office:value="11" calcext:value-type="float">
            <text:p>11</text:p>
          </table:table-cell>
          <table:table-cell table:formula="of:=MOD([.A109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table:formula="of:= 1 + [.A110]/16 - MOD(1 + [.A110]/16;1)" office:value-type="float" office:value="7" calcext:value-type="float">
            <text:p>7</text:p>
          </table:table-cell>
          <table:table-cell table:formula="of:=[.B110] + [.B110]/3 - MOD([.B110] + [.B110]/3; 1)" office:value-type="float" office:value="9" calcext:value-type="float">
            <text:p>9</text:p>
          </table:table-cell>
          <table:table-cell table:formula="of:=((([.C110]/4) - MOD([.C110]/4;1) + 1) * 4) - 1" office:value-type="float" office:value="11" calcext:value-type="float">
            <text:p>11</text:p>
          </table:table-cell>
          <table:table-cell table:formula="of:=MOD([.A110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table:formula="of:= 1 + [.A111]/16 - MOD(1 + [.A111]/16;1)" office:value-type="float" office:value="7" calcext:value-type="float">
            <text:p>7</text:p>
          </table:table-cell>
          <table:table-cell table:formula="of:=[.B111] + [.B111]/3 - MOD([.B111] + [.B111]/3; 1)" office:value-type="float" office:value="9" calcext:value-type="float">
            <text:p>9</text:p>
          </table:table-cell>
          <table:table-cell table:formula="of:=((([.C111]/4) - MOD([.C111]/4;1) + 1) * 4) - 1" office:value-type="float" office:value="11" calcext:value-type="float">
            <text:p>11</text:p>
          </table:table-cell>
          <table:table-cell table:formula="of:=MOD([.A111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table:formula="of:= 1 + [.A112]/16 - MOD(1 + [.A112]/16;1)" office:value-type="float" office:value="7" calcext:value-type="float">
            <text:p>7</text:p>
          </table:table-cell>
          <table:table-cell table:formula="of:=[.B112] + [.B112]/3 - MOD([.B112] + [.B112]/3; 1)" office:value-type="float" office:value="9" calcext:value-type="float">
            <text:p>9</text:p>
          </table:table-cell>
          <table:table-cell table:formula="of:=((([.C112]/4) - MOD([.C112]/4;1) + 1) * 4) - 1" office:value-type="float" office:value="11" calcext:value-type="float">
            <text:p>11</text:p>
          </table:table-cell>
          <table:table-cell table:formula="of:=MOD([.A112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table:formula="of:= 1 + [.A113]/16 - MOD(1 + [.A113]/16;1)" office:value-type="float" office:value="7" calcext:value-type="float">
            <text:p>7</text:p>
          </table:table-cell>
          <table:table-cell table:formula="of:=[.B113] + [.B113]/3 - MOD([.B113] + [.B113]/3; 1)" office:value-type="float" office:value="9" calcext:value-type="float">
            <text:p>9</text:p>
          </table:table-cell>
          <table:table-cell table:formula="of:=((([.C113]/4) - MOD([.C113]/4;1) + 1) * 4) - 1" office:value-type="float" office:value="11" calcext:value-type="float">
            <text:p>11</text:p>
          </table:table-cell>
          <table:table-cell table:formula="of:=MOD([.A113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table:formula="of:= 1 + [.A114]/16 - MOD(1 + [.A114]/16;1)" office:value-type="float" office:value="8" calcext:value-type="float">
            <text:p>8</text:p>
          </table:table-cell>
          <table:table-cell table:formula="of:=[.B114] + [.B114]/3 - MOD([.B114] + [.B114]/3; 1)" office:value-type="float" office:value="10" calcext:value-type="float">
            <text:p>10</text:p>
          </table:table-cell>
          <table:table-cell table:formula="of:=((([.C114]/4) - MOD([.C114]/4;1) + 1) * 4) - 1" office:value-type="float" office:value="11" calcext:value-type="float">
            <text:p>11</text:p>
          </table:table-cell>
          <table:table-cell table:formula="of:=MOD([.A114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table:formula="of:= 1 + [.A115]/16 - MOD(1 + [.A115]/16;1)" office:value-type="float" office:value="8" calcext:value-type="float">
            <text:p>8</text:p>
          </table:table-cell>
          <table:table-cell table:formula="of:=[.B115] + [.B115]/3 - MOD([.B115] + [.B115]/3; 1)" office:value-type="float" office:value="10" calcext:value-type="float">
            <text:p>10</text:p>
          </table:table-cell>
          <table:table-cell table:formula="of:=((([.C115]/4) - MOD([.C115]/4;1) + 1) * 4) - 1" office:value-type="float" office:value="11" calcext:value-type="float">
            <text:p>11</text:p>
          </table:table-cell>
          <table:table-cell table:formula="of:=MOD([.A115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table:formula="of:= 1 + [.A116]/16 - MOD(1 + [.A116]/16;1)" office:value-type="float" office:value="8" calcext:value-type="float">
            <text:p>8</text:p>
          </table:table-cell>
          <table:table-cell table:formula="of:=[.B116] + [.B116]/3 - MOD([.B116] + [.B116]/3; 1)" office:value-type="float" office:value="10" calcext:value-type="float">
            <text:p>10</text:p>
          </table:table-cell>
          <table:table-cell table:formula="of:=((([.C116]/4) - MOD([.C116]/4;1) + 1) * 4) - 1" office:value-type="float" office:value="11" calcext:value-type="float">
            <text:p>11</text:p>
          </table:table-cell>
          <table:table-cell table:formula="of:=MOD([.A116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table:formula="of:= 1 + [.A117]/16 - MOD(1 + [.A117]/16;1)" office:value-type="float" office:value="8" calcext:value-type="float">
            <text:p>8</text:p>
          </table:table-cell>
          <table:table-cell table:formula="of:=[.B117] + [.B117]/3 - MOD([.B117] + [.B117]/3; 1)" office:value-type="float" office:value="10" calcext:value-type="float">
            <text:p>10</text:p>
          </table:table-cell>
          <table:table-cell table:formula="of:=((([.C117]/4) - MOD([.C117]/4;1) + 1) * 4) - 1" office:value-type="float" office:value="11" calcext:value-type="float">
            <text:p>11</text:p>
          </table:table-cell>
          <table:table-cell table:formula="of:=MOD([.A117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table:formula="of:= 1 + [.A118]/16 - MOD(1 + [.A118]/16;1)" office:value-type="float" office:value="8" calcext:value-type="float">
            <text:p>8</text:p>
          </table:table-cell>
          <table:table-cell table:formula="of:=[.B118] + [.B118]/3 - MOD([.B118] + [.B118]/3; 1)" office:value-type="float" office:value="10" calcext:value-type="float">
            <text:p>10</text:p>
          </table:table-cell>
          <table:table-cell table:formula="of:=((([.C118]/4) - MOD([.C118]/4;1) + 1) * 4) - 1" office:value-type="float" office:value="11" calcext:value-type="float">
            <text:p>11</text:p>
          </table:table-cell>
          <table:table-cell table:formula="of:=MOD([.A118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table:formula="of:= 1 + [.A119]/16 - MOD(1 + [.A119]/16;1)" office:value-type="float" office:value="8" calcext:value-type="float">
            <text:p>8</text:p>
          </table:table-cell>
          <table:table-cell table:formula="of:=[.B119] + [.B119]/3 - MOD([.B119] + [.B119]/3; 1)" office:value-type="float" office:value="10" calcext:value-type="float">
            <text:p>10</text:p>
          </table:table-cell>
          <table:table-cell table:formula="of:=((([.C119]/4) - MOD([.C119]/4;1) + 1) * 4) - 1" office:value-type="float" office:value="11" calcext:value-type="float">
            <text:p>11</text:p>
          </table:table-cell>
          <table:table-cell table:formula="of:=MOD([.A119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table:formula="of:= 1 + [.A120]/16 - MOD(1 + [.A120]/16;1)" office:value-type="float" office:value="8" calcext:value-type="float">
            <text:p>8</text:p>
          </table:table-cell>
          <table:table-cell table:formula="of:=[.B120] + [.B120]/3 - MOD([.B120] + [.B120]/3; 1)" office:value-type="float" office:value="10" calcext:value-type="float">
            <text:p>10</text:p>
          </table:table-cell>
          <table:table-cell table:formula="of:=((([.C120]/4) - MOD([.C120]/4;1) + 1) * 4) - 1" office:value-type="float" office:value="11" calcext:value-type="float">
            <text:p>11</text:p>
          </table:table-cell>
          <table:table-cell table:formula="of:=MOD([.A120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table:formula="of:= 1 + [.A121]/16 - MOD(1 + [.A121]/16;1)" office:value-type="float" office:value="8" calcext:value-type="float">
            <text:p>8</text:p>
          </table:table-cell>
          <table:table-cell table:formula="of:=[.B121] + [.B121]/3 - MOD([.B121] + [.B121]/3; 1)" office:value-type="float" office:value="10" calcext:value-type="float">
            <text:p>10</text:p>
          </table:table-cell>
          <table:table-cell table:formula="of:=((([.C121]/4) - MOD([.C121]/4;1) + 1) * 4) - 1" office:value-type="float" office:value="11" calcext:value-type="float">
            <text:p>11</text:p>
          </table:table-cell>
          <table:table-cell table:formula="of:=MOD([.A121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table:formula="of:= 1 + [.A122]/16 - MOD(1 + [.A122]/16;1)" office:value-type="float" office:value="8" calcext:value-type="float">
            <text:p>8</text:p>
          </table:table-cell>
          <table:table-cell table:formula="of:=[.B122] + [.B122]/3 - MOD([.B122] + [.B122]/3; 1)" office:value-type="float" office:value="10" calcext:value-type="float">
            <text:p>10</text:p>
          </table:table-cell>
          <table:table-cell table:formula="of:=((([.C122]/4) - MOD([.C122]/4;1) + 1) * 4) - 1" office:value-type="float" office:value="11" calcext:value-type="float">
            <text:p>11</text:p>
          </table:table-cell>
          <table:table-cell table:formula="of:=MOD([.A122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table:formula="of:= 1 + [.A123]/16 - MOD(1 + [.A123]/16;1)" office:value-type="float" office:value="8" calcext:value-type="float">
            <text:p>8</text:p>
          </table:table-cell>
          <table:table-cell table:formula="of:=[.B123] + [.B123]/3 - MOD([.B123] + [.B123]/3; 1)" office:value-type="float" office:value="10" calcext:value-type="float">
            <text:p>10</text:p>
          </table:table-cell>
          <table:table-cell table:formula="of:=((([.C123]/4) - MOD([.C123]/4;1) + 1) * 4) - 1" office:value-type="float" office:value="11" calcext:value-type="float">
            <text:p>11</text:p>
          </table:table-cell>
          <table:table-cell table:formula="of:=MOD([.A123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 1 + [.A124]/16 - MOD(1 + [.A124]/16;1)" office:value-type="float" office:value="8" calcext:value-type="float">
            <text:p>8</text:p>
          </table:table-cell>
          <table:table-cell table:formula="of:=[.B124] + [.B124]/3 - MOD([.B124] + [.B124]/3; 1)" office:value-type="float" office:value="10" calcext:value-type="float">
            <text:p>10</text:p>
          </table:table-cell>
          <table:table-cell table:formula="of:=((([.C124]/4) - MOD([.C124]/4;1) + 1) * 4) - 1" office:value-type="float" office:value="11" calcext:value-type="float">
            <text:p>11</text:p>
          </table:table-cell>
          <table:table-cell table:formula="of:=MOD([.A124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table:formula="of:= 1 + [.A125]/16 - MOD(1 + [.A125]/16;1)" office:value-type="float" office:value="8" calcext:value-type="float">
            <text:p>8</text:p>
          </table:table-cell>
          <table:table-cell table:formula="of:=[.B125] + [.B125]/3 - MOD([.B125] + [.B125]/3; 1)" office:value-type="float" office:value="10" calcext:value-type="float">
            <text:p>10</text:p>
          </table:table-cell>
          <table:table-cell table:formula="of:=((([.C125]/4) - MOD([.C125]/4;1) + 1) * 4) - 1" office:value-type="float" office:value="11" calcext:value-type="float">
            <text:p>11</text:p>
          </table:table-cell>
          <table:table-cell table:formula="of:=MOD([.A125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table:formula="of:= 1 + [.A126]/16 - MOD(1 + [.A126]/16;1)" office:value-type="float" office:value="8" calcext:value-type="float">
            <text:p>8</text:p>
          </table:table-cell>
          <table:table-cell table:formula="of:=[.B126] + [.B126]/3 - MOD([.B126] + [.B126]/3; 1)" office:value-type="float" office:value="10" calcext:value-type="float">
            <text:p>10</text:p>
          </table:table-cell>
          <table:table-cell table:formula="of:=((([.C126]/4) - MOD([.C126]/4;1) + 1) * 4) - 1" office:value-type="float" office:value="11" calcext:value-type="float">
            <text:p>11</text:p>
          </table:table-cell>
          <table:table-cell table:formula="of:=MOD([.A126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table:formula="of:= 1 + [.A127]/16 - MOD(1 + [.A127]/16;1)" office:value-type="float" office:value="8" calcext:value-type="float">
            <text:p>8</text:p>
          </table:table-cell>
          <table:table-cell table:formula="of:=[.B127] + [.B127]/3 - MOD([.B127] + [.B127]/3; 1)" office:value-type="float" office:value="10" calcext:value-type="float">
            <text:p>10</text:p>
          </table:table-cell>
          <table:table-cell table:formula="of:=((([.C127]/4) - MOD([.C127]/4;1) + 1) * 4) - 1" office:value-type="float" office:value="11" calcext:value-type="float">
            <text:p>11</text:p>
          </table:table-cell>
          <table:table-cell table:formula="of:=MOD([.A127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table:formula="of:= 1 + [.A128]/16 - MOD(1 + [.A128]/16;1)" office:value-type="float" office:value="8" calcext:value-type="float">
            <text:p>8</text:p>
          </table:table-cell>
          <table:table-cell table:formula="of:=[.B128] + [.B128]/3 - MOD([.B128] + [.B128]/3; 1)" office:value-type="float" office:value="10" calcext:value-type="float">
            <text:p>10</text:p>
          </table:table-cell>
          <table:table-cell table:formula="of:=((([.C128]/4) - MOD([.C128]/4;1) + 1) * 4) - 1" office:value-type="float" office:value="11" calcext:value-type="float">
            <text:p>11</text:p>
          </table:table-cell>
          <table:table-cell table:formula="of:=MOD([.A128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table:formula="of:= 1 + [.A129]/16 - MOD(1 + [.A129]/16;1)" office:value-type="float" office:value="8" calcext:value-type="float">
            <text:p>8</text:p>
          </table:table-cell>
          <table:table-cell table:formula="of:=[.B129] + [.B129]/3 - MOD([.B129] + [.B129]/3; 1)" office:value-type="float" office:value="10" calcext:value-type="float">
            <text:p>10</text:p>
          </table:table-cell>
          <table:table-cell table:formula="of:=((([.C129]/4) - MOD([.C129]/4;1) + 1) * 4) - 1" office:value-type="float" office:value="11" calcext:value-type="float">
            <text:p>11</text:p>
          </table:table-cell>
          <table:table-cell table:formula="of:=MOD([.A129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table:formula="of:= 1 + [.A130]/16 - MOD(1 + [.A130]/16;1)" office:value-type="float" office:value="9" calcext:value-type="float">
            <text:p>9</text:p>
          </table:table-cell>
          <table:table-cell table:formula="of:=[.B130] + [.B130]/3 - MOD([.B130] + [.B130]/3; 1)" office:value-type="float" office:value="12" calcext:value-type="float">
            <text:p>12</text:p>
          </table:table-cell>
          <table:table-cell table:formula="of:=((([.C130]/4) - MOD([.C130]/4;1) + 1) * 4) - 1" office:value-type="float" office:value="15" calcext:value-type="float">
            <text:p>15</text:p>
          </table:table-cell>
          <table:table-cell table:formula="of:=MOD([.A130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 1 + [.A131]/16 - MOD(1 + [.A131]/16;1)" office:value-type="float" office:value="9" calcext:value-type="float">
            <text:p>9</text:p>
          </table:table-cell>
          <table:table-cell table:formula="of:=[.B131] + [.B131]/3 - MOD([.B131] + [.B131]/3; 1)" office:value-type="float" office:value="12" calcext:value-type="float">
            <text:p>12</text:p>
          </table:table-cell>
          <table:table-cell table:formula="of:=((([.C131]/4) - MOD([.C131]/4;1) + 1) * 4) - 1" office:value-type="float" office:value="15" calcext:value-type="float">
            <text:p>15</text:p>
          </table:table-cell>
          <table:table-cell table:formula="of:=MOD([.A131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table:formula="of:= 1 + [.A132]/16 - MOD(1 + [.A132]/16;1)" office:value-type="float" office:value="9" calcext:value-type="float">
            <text:p>9</text:p>
          </table:table-cell>
          <table:table-cell table:formula="of:=[.B132] + [.B132]/3 - MOD([.B132] + [.B132]/3; 1)" office:value-type="float" office:value="12" calcext:value-type="float">
            <text:p>12</text:p>
          </table:table-cell>
          <table:table-cell table:formula="of:=((([.C132]/4) - MOD([.C132]/4;1) + 1) * 4) - 1" office:value-type="float" office:value="15" calcext:value-type="float">
            <text:p>15</text:p>
          </table:table-cell>
          <table:table-cell table:formula="of:=MOD([.A132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table:formula="of:= 1 + [.A133]/16 - MOD(1 + [.A133]/16;1)" office:value-type="float" office:value="9" calcext:value-type="float">
            <text:p>9</text:p>
          </table:table-cell>
          <table:table-cell table:formula="of:=[.B133] + [.B133]/3 - MOD([.B133] + [.B133]/3; 1)" office:value-type="float" office:value="12" calcext:value-type="float">
            <text:p>12</text:p>
          </table:table-cell>
          <table:table-cell table:formula="of:=((([.C133]/4) - MOD([.C133]/4;1) + 1) * 4) - 1" office:value-type="float" office:value="15" calcext:value-type="float">
            <text:p>15</text:p>
          </table:table-cell>
          <table:table-cell table:formula="of:=MOD([.A133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table:formula="of:= 1 + [.A134]/16 - MOD(1 + [.A134]/16;1)" office:value-type="float" office:value="9" calcext:value-type="float">
            <text:p>9</text:p>
          </table:table-cell>
          <table:table-cell table:formula="of:=[.B134] + [.B134]/3 - MOD([.B134] + [.B134]/3; 1)" office:value-type="float" office:value="12" calcext:value-type="float">
            <text:p>12</text:p>
          </table:table-cell>
          <table:table-cell table:formula="of:=((([.C134]/4) - MOD([.C134]/4;1) + 1) * 4) - 1" office:value-type="float" office:value="15" calcext:value-type="float">
            <text:p>15</text:p>
          </table:table-cell>
          <table:table-cell table:formula="of:=MOD([.A134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table:formula="of:= 1 + [.A135]/16 - MOD(1 + [.A135]/16;1)" office:value-type="float" office:value="9" calcext:value-type="float">
            <text:p>9</text:p>
          </table:table-cell>
          <table:table-cell table:formula="of:=[.B135] + [.B135]/3 - MOD([.B135] + [.B135]/3; 1)" office:value-type="float" office:value="12" calcext:value-type="float">
            <text:p>12</text:p>
          </table:table-cell>
          <table:table-cell table:formula="of:=((([.C135]/4) - MOD([.C135]/4;1) + 1) * 4) - 1" office:value-type="float" office:value="15" calcext:value-type="float">
            <text:p>15</text:p>
          </table:table-cell>
          <table:table-cell table:formula="of:=MOD([.A135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table:formula="of:= 1 + [.A136]/16 - MOD(1 + [.A136]/16;1)" office:value-type="float" office:value="9" calcext:value-type="float">
            <text:p>9</text:p>
          </table:table-cell>
          <table:table-cell table:formula="of:=[.B136] + [.B136]/3 - MOD([.B136] + [.B136]/3; 1)" office:value-type="float" office:value="12" calcext:value-type="float">
            <text:p>12</text:p>
          </table:table-cell>
          <table:table-cell table:formula="of:=((([.C136]/4) - MOD([.C136]/4;1) + 1) * 4) - 1" office:value-type="float" office:value="15" calcext:value-type="float">
            <text:p>15</text:p>
          </table:table-cell>
          <table:table-cell table:formula="of:=MOD([.A136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table:formula="of:= 1 + [.A137]/16 - MOD(1 + [.A137]/16;1)" office:value-type="float" office:value="9" calcext:value-type="float">
            <text:p>9</text:p>
          </table:table-cell>
          <table:table-cell table:formula="of:=[.B137] + [.B137]/3 - MOD([.B137] + [.B137]/3; 1)" office:value-type="float" office:value="12" calcext:value-type="float">
            <text:p>12</text:p>
          </table:table-cell>
          <table:table-cell table:formula="of:=((([.C137]/4) - MOD([.C137]/4;1) + 1) * 4) - 1" office:value-type="float" office:value="15" calcext:value-type="float">
            <text:p>15</text:p>
          </table:table-cell>
          <table:table-cell table:formula="of:=MOD([.A137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table:formula="of:= 1 + [.A138]/16 - MOD(1 + [.A138]/16;1)" office:value-type="float" office:value="9" calcext:value-type="float">
            <text:p>9</text:p>
          </table:table-cell>
          <table:table-cell table:formula="of:=[.B138] + [.B138]/3 - MOD([.B138] + [.B138]/3; 1)" office:value-type="float" office:value="12" calcext:value-type="float">
            <text:p>12</text:p>
          </table:table-cell>
          <table:table-cell table:formula="of:=((([.C138]/4) - MOD([.C138]/4;1) + 1) * 4) - 1" office:value-type="float" office:value="15" calcext:value-type="float">
            <text:p>15</text:p>
          </table:table-cell>
          <table:table-cell table:formula="of:=MOD([.A138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table:formula="of:= 1 + [.A139]/16 - MOD(1 + [.A139]/16;1)" office:value-type="float" office:value="9" calcext:value-type="float">
            <text:p>9</text:p>
          </table:table-cell>
          <table:table-cell table:formula="of:=[.B139] + [.B139]/3 - MOD([.B139] + [.B139]/3; 1)" office:value-type="float" office:value="12" calcext:value-type="float">
            <text:p>12</text:p>
          </table:table-cell>
          <table:table-cell table:formula="of:=((([.C139]/4) - MOD([.C139]/4;1) + 1) * 4) - 1" office:value-type="float" office:value="15" calcext:value-type="float">
            <text:p>15</text:p>
          </table:table-cell>
          <table:table-cell table:formula="of:=MOD([.A139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table:formula="of:= 1 + [.A140]/16 - MOD(1 + [.A140]/16;1)" office:value-type="float" office:value="9" calcext:value-type="float">
            <text:p>9</text:p>
          </table:table-cell>
          <table:table-cell table:formula="of:=[.B140] + [.B140]/3 - MOD([.B140] + [.B140]/3; 1)" office:value-type="float" office:value="12" calcext:value-type="float">
            <text:p>12</text:p>
          </table:table-cell>
          <table:table-cell table:formula="of:=((([.C140]/4) - MOD([.C140]/4;1) + 1) * 4) - 1" office:value-type="float" office:value="15" calcext:value-type="float">
            <text:p>15</text:p>
          </table:table-cell>
          <table:table-cell table:formula="of:=MOD([.A140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table:formula="of:= 1 + [.A141]/16 - MOD(1 + [.A141]/16;1)" office:value-type="float" office:value="9" calcext:value-type="float">
            <text:p>9</text:p>
          </table:table-cell>
          <table:table-cell table:formula="of:=[.B141] + [.B141]/3 - MOD([.B141] + [.B141]/3; 1)" office:value-type="float" office:value="12" calcext:value-type="float">
            <text:p>12</text:p>
          </table:table-cell>
          <table:table-cell table:formula="of:=((([.C141]/4) - MOD([.C141]/4;1) + 1) * 4) - 1" office:value-type="float" office:value="15" calcext:value-type="float">
            <text:p>15</text:p>
          </table:table-cell>
          <table:table-cell table:formula="of:=MOD([.A141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table:formula="of:= 1 + [.A142]/16 - MOD(1 + [.A142]/16;1)" office:value-type="float" office:value="9" calcext:value-type="float">
            <text:p>9</text:p>
          </table:table-cell>
          <table:table-cell table:formula="of:=[.B142] + [.B142]/3 - MOD([.B142] + [.B142]/3; 1)" office:value-type="float" office:value="12" calcext:value-type="float">
            <text:p>12</text:p>
          </table:table-cell>
          <table:table-cell table:formula="of:=((([.C142]/4) - MOD([.C142]/4;1) + 1) * 4) - 1" office:value-type="float" office:value="15" calcext:value-type="float">
            <text:p>15</text:p>
          </table:table-cell>
          <table:table-cell table:formula="of:=MOD([.A142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table:formula="of:= 1 + [.A143]/16 - MOD(1 + [.A143]/16;1)" office:value-type="float" office:value="9" calcext:value-type="float">
            <text:p>9</text:p>
          </table:table-cell>
          <table:table-cell table:formula="of:=[.B143] + [.B143]/3 - MOD([.B143] + [.B143]/3; 1)" office:value-type="float" office:value="12" calcext:value-type="float">
            <text:p>12</text:p>
          </table:table-cell>
          <table:table-cell table:formula="of:=((([.C143]/4) - MOD([.C143]/4;1) + 1) * 4) - 1" office:value-type="float" office:value="15" calcext:value-type="float">
            <text:p>15</text:p>
          </table:table-cell>
          <table:table-cell table:formula="of:=MOD([.A143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table:formula="of:= 1 + [.A144]/16 - MOD(1 + [.A144]/16;1)" office:value-type="float" office:value="9" calcext:value-type="float">
            <text:p>9</text:p>
          </table:table-cell>
          <table:table-cell table:formula="of:=[.B144] + [.B144]/3 - MOD([.B144] + [.B144]/3; 1)" office:value-type="float" office:value="12" calcext:value-type="float">
            <text:p>12</text:p>
          </table:table-cell>
          <table:table-cell table:formula="of:=((([.C144]/4) - MOD([.C144]/4;1) + 1) * 4) - 1" office:value-type="float" office:value="15" calcext:value-type="float">
            <text:p>15</text:p>
          </table:table-cell>
          <table:table-cell table:formula="of:=MOD([.A144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table:formula="of:= 1 + [.A145]/16 - MOD(1 + [.A145]/16;1)" office:value-type="float" office:value="9" calcext:value-type="float">
            <text:p>9</text:p>
          </table:table-cell>
          <table:table-cell table:formula="of:=[.B145] + [.B145]/3 - MOD([.B145] + [.B145]/3; 1)" office:value-type="float" office:value="12" calcext:value-type="float">
            <text:p>12</text:p>
          </table:table-cell>
          <table:table-cell table:formula="of:=((([.C145]/4) - MOD([.C145]/4;1) + 1) * 4) - 1" office:value-type="float" office:value="15" calcext:value-type="float">
            <text:p>15</text:p>
          </table:table-cell>
          <table:table-cell table:formula="of:=MOD([.A145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table:formula="of:= 1 + [.A146]/16 - MOD(1 + [.A146]/16;1)" office:value-type="float" office:value="10" calcext:value-type="float">
            <text:p>10</text:p>
          </table:table-cell>
          <table:table-cell table:formula="of:=[.B146] + [.B146]/3 - MOD([.B146] + [.B146]/3; 1)" office:value-type="float" office:value="13" calcext:value-type="float">
            <text:p>13</text:p>
          </table:table-cell>
          <table:table-cell table:formula="of:=((([.C146]/4) - MOD([.C146]/4;1) + 1) * 4) - 1" office:value-type="float" office:value="15" calcext:value-type="float">
            <text:p>15</text:p>
          </table:table-cell>
          <table:table-cell table:formula="of:=MOD([.A146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table:formula="of:= 1 + [.A147]/16 - MOD(1 + [.A147]/16;1)" office:value-type="float" office:value="10" calcext:value-type="float">
            <text:p>10</text:p>
          </table:table-cell>
          <table:table-cell table:formula="of:=[.B147] + [.B147]/3 - MOD([.B147] + [.B147]/3; 1)" office:value-type="float" office:value="13" calcext:value-type="float">
            <text:p>13</text:p>
          </table:table-cell>
          <table:table-cell table:formula="of:=((([.C147]/4) - MOD([.C147]/4;1) + 1) * 4) - 1" office:value-type="float" office:value="15" calcext:value-type="float">
            <text:p>15</text:p>
          </table:table-cell>
          <table:table-cell table:formula="of:=MOD([.A147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table:formula="of:= 1 + [.A148]/16 - MOD(1 + [.A148]/16;1)" office:value-type="float" office:value="10" calcext:value-type="float">
            <text:p>10</text:p>
          </table:table-cell>
          <table:table-cell table:formula="of:=[.B148] + [.B148]/3 - MOD([.B148] + [.B148]/3; 1)" office:value-type="float" office:value="13" calcext:value-type="float">
            <text:p>13</text:p>
          </table:table-cell>
          <table:table-cell table:formula="of:=((([.C148]/4) - MOD([.C148]/4;1) + 1) * 4) - 1" office:value-type="float" office:value="15" calcext:value-type="float">
            <text:p>15</text:p>
          </table:table-cell>
          <table:table-cell table:formula="of:=MOD([.A148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table:formula="of:= 1 + [.A149]/16 - MOD(1 + [.A149]/16;1)" office:value-type="float" office:value="10" calcext:value-type="float">
            <text:p>10</text:p>
          </table:table-cell>
          <table:table-cell table:formula="of:=[.B149] + [.B149]/3 - MOD([.B149] + [.B149]/3; 1)" office:value-type="float" office:value="13" calcext:value-type="float">
            <text:p>13</text:p>
          </table:table-cell>
          <table:table-cell table:formula="of:=((([.C149]/4) - MOD([.C149]/4;1) + 1) * 4) - 1" office:value-type="float" office:value="15" calcext:value-type="float">
            <text:p>15</text:p>
          </table:table-cell>
          <table:table-cell table:formula="of:=MOD([.A149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table:formula="of:= 1 + [.A150]/16 - MOD(1 + [.A150]/16;1)" office:value-type="float" office:value="10" calcext:value-type="float">
            <text:p>10</text:p>
          </table:table-cell>
          <table:table-cell table:formula="of:=[.B150] + [.B150]/3 - MOD([.B150] + [.B150]/3; 1)" office:value-type="float" office:value="13" calcext:value-type="float">
            <text:p>13</text:p>
          </table:table-cell>
          <table:table-cell table:formula="of:=((([.C150]/4) - MOD([.C150]/4;1) + 1) * 4) - 1" office:value-type="float" office:value="15" calcext:value-type="float">
            <text:p>15</text:p>
          </table:table-cell>
          <table:table-cell table:formula="of:=MOD([.A150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table:formula="of:= 1 + [.A151]/16 - MOD(1 + [.A151]/16;1)" office:value-type="float" office:value="10" calcext:value-type="float">
            <text:p>10</text:p>
          </table:table-cell>
          <table:table-cell table:formula="of:=[.B151] + [.B151]/3 - MOD([.B151] + [.B151]/3; 1)" office:value-type="float" office:value="13" calcext:value-type="float">
            <text:p>13</text:p>
          </table:table-cell>
          <table:table-cell table:formula="of:=((([.C151]/4) - MOD([.C151]/4;1) + 1) * 4) - 1" office:value-type="float" office:value="15" calcext:value-type="float">
            <text:p>15</text:p>
          </table:table-cell>
          <table:table-cell table:formula="of:=MOD([.A151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table:formula="of:= 1 + [.A152]/16 - MOD(1 + [.A152]/16;1)" office:value-type="float" office:value="10" calcext:value-type="float">
            <text:p>10</text:p>
          </table:table-cell>
          <table:table-cell table:formula="of:=[.B152] + [.B152]/3 - MOD([.B152] + [.B152]/3; 1)" office:value-type="float" office:value="13" calcext:value-type="float">
            <text:p>13</text:p>
          </table:table-cell>
          <table:table-cell table:formula="of:=((([.C152]/4) - MOD([.C152]/4;1) + 1) * 4) - 1" office:value-type="float" office:value="15" calcext:value-type="float">
            <text:p>15</text:p>
          </table:table-cell>
          <table:table-cell table:formula="of:=MOD([.A152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table:formula="of:= 1 + [.A153]/16 - MOD(1 + [.A153]/16;1)" office:value-type="float" office:value="10" calcext:value-type="float">
            <text:p>10</text:p>
          </table:table-cell>
          <table:table-cell table:formula="of:=[.B153] + [.B153]/3 - MOD([.B153] + [.B153]/3; 1)" office:value-type="float" office:value="13" calcext:value-type="float">
            <text:p>13</text:p>
          </table:table-cell>
          <table:table-cell table:formula="of:=((([.C153]/4) - MOD([.C153]/4;1) + 1) * 4) - 1" office:value-type="float" office:value="15" calcext:value-type="float">
            <text:p>15</text:p>
          </table:table-cell>
          <table:table-cell table:formula="of:=MOD([.A153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 1 + [.A154]/16 - MOD(1 + [.A154]/16;1)" office:value-type="float" office:value="10" calcext:value-type="float">
            <text:p>10</text:p>
          </table:table-cell>
          <table:table-cell table:formula="of:=[.B154] + [.B154]/3 - MOD([.B154] + [.B154]/3; 1)" office:value-type="float" office:value="13" calcext:value-type="float">
            <text:p>13</text:p>
          </table:table-cell>
          <table:table-cell table:formula="of:=((([.C154]/4) - MOD([.C154]/4;1) + 1) * 4) - 1" office:value-type="float" office:value="15" calcext:value-type="float">
            <text:p>15</text:p>
          </table:table-cell>
          <table:table-cell table:formula="of:=MOD([.A154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table:formula="of:= 1 + [.A155]/16 - MOD(1 + [.A155]/16;1)" office:value-type="float" office:value="10" calcext:value-type="float">
            <text:p>10</text:p>
          </table:table-cell>
          <table:table-cell table:formula="of:=[.B155] + [.B155]/3 - MOD([.B155] + [.B155]/3; 1)" office:value-type="float" office:value="13" calcext:value-type="float">
            <text:p>13</text:p>
          </table:table-cell>
          <table:table-cell table:formula="of:=((([.C155]/4) - MOD([.C155]/4;1) + 1) * 4) - 1" office:value-type="float" office:value="15" calcext:value-type="float">
            <text:p>15</text:p>
          </table:table-cell>
          <table:table-cell table:formula="of:=MOD([.A155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table:formula="of:= 1 + [.A156]/16 - MOD(1 + [.A156]/16;1)" office:value-type="float" office:value="10" calcext:value-type="float">
            <text:p>10</text:p>
          </table:table-cell>
          <table:table-cell table:formula="of:=[.B156] + [.B156]/3 - MOD([.B156] + [.B156]/3; 1)" office:value-type="float" office:value="13" calcext:value-type="float">
            <text:p>13</text:p>
          </table:table-cell>
          <table:table-cell table:formula="of:=((([.C156]/4) - MOD([.C156]/4;1) + 1) * 4) - 1" office:value-type="float" office:value="15" calcext:value-type="float">
            <text:p>15</text:p>
          </table:table-cell>
          <table:table-cell table:formula="of:=MOD([.A156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table:formula="of:= 1 + [.A157]/16 - MOD(1 + [.A157]/16;1)" office:value-type="float" office:value="10" calcext:value-type="float">
            <text:p>10</text:p>
          </table:table-cell>
          <table:table-cell table:formula="of:=[.B157] + [.B157]/3 - MOD([.B157] + [.B157]/3; 1)" office:value-type="float" office:value="13" calcext:value-type="float">
            <text:p>13</text:p>
          </table:table-cell>
          <table:table-cell table:formula="of:=((([.C157]/4) - MOD([.C157]/4;1) + 1) * 4) - 1" office:value-type="float" office:value="15" calcext:value-type="float">
            <text:p>15</text:p>
          </table:table-cell>
          <table:table-cell table:formula="of:=MOD([.A157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table:formula="of:= 1 + [.A158]/16 - MOD(1 + [.A158]/16;1)" office:value-type="float" office:value="10" calcext:value-type="float">
            <text:p>10</text:p>
          </table:table-cell>
          <table:table-cell table:formula="of:=[.B158] + [.B158]/3 - MOD([.B158] + [.B158]/3; 1)" office:value-type="float" office:value="13" calcext:value-type="float">
            <text:p>13</text:p>
          </table:table-cell>
          <table:table-cell table:formula="of:=((([.C158]/4) - MOD([.C158]/4;1) + 1) * 4) - 1" office:value-type="float" office:value="15" calcext:value-type="float">
            <text:p>15</text:p>
          </table:table-cell>
          <table:table-cell table:formula="of:=MOD([.A158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table:formula="of:= 1 + [.A159]/16 - MOD(1 + [.A159]/16;1)" office:value-type="float" office:value="10" calcext:value-type="float">
            <text:p>10</text:p>
          </table:table-cell>
          <table:table-cell table:formula="of:=[.B159] + [.B159]/3 - MOD([.B159] + [.B159]/3; 1)" office:value-type="float" office:value="13" calcext:value-type="float">
            <text:p>13</text:p>
          </table:table-cell>
          <table:table-cell table:formula="of:=((([.C159]/4) - MOD([.C159]/4;1) + 1) * 4) - 1" office:value-type="float" office:value="15" calcext:value-type="float">
            <text:p>15</text:p>
          </table:table-cell>
          <table:table-cell table:formula="of:=MOD([.A159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table:formula="of:= 1 + [.A160]/16 - MOD(1 + [.A160]/16;1)" office:value-type="float" office:value="10" calcext:value-type="float">
            <text:p>10</text:p>
          </table:table-cell>
          <table:table-cell table:formula="of:=[.B160] + [.B160]/3 - MOD([.B160] + [.B160]/3; 1)" office:value-type="float" office:value="13" calcext:value-type="float">
            <text:p>13</text:p>
          </table:table-cell>
          <table:table-cell table:formula="of:=((([.C160]/4) - MOD([.C160]/4;1) + 1) * 4) - 1" office:value-type="float" office:value="15" calcext:value-type="float">
            <text:p>15</text:p>
          </table:table-cell>
          <table:table-cell table:formula="of:=MOD([.A160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table:formula="of:= 1 + [.A161]/16 - MOD(1 + [.A161]/16;1)" office:value-type="float" office:value="10" calcext:value-type="float">
            <text:p>10</text:p>
          </table:table-cell>
          <table:table-cell table:formula="of:=[.B161] + [.B161]/3 - MOD([.B161] + [.B161]/3; 1)" office:value-type="float" office:value="13" calcext:value-type="float">
            <text:p>13</text:p>
          </table:table-cell>
          <table:table-cell table:formula="of:=((([.C161]/4) - MOD([.C161]/4;1) + 1) * 4) - 1" office:value-type="float" office:value="15" calcext:value-type="float">
            <text:p>15</text:p>
          </table:table-cell>
          <table:table-cell table:formula="of:=MOD([.A161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table:formula="of:= 1 + [.A162]/16 - MOD(1 + [.A162]/16;1)" office:value-type="float" office:value="11" calcext:value-type="float">
            <text:p>11</text:p>
          </table:table-cell>
          <table:table-cell table:formula="of:=[.B162] + [.B162]/3 - MOD([.B162] + [.B162]/3; 1)" office:value-type="float" office:value="14" calcext:value-type="float">
            <text:p>14</text:p>
          </table:table-cell>
          <table:table-cell table:formula="of:=((([.C162]/4) - MOD([.C162]/4;1) + 1) * 4) - 1" office:value-type="float" office:value="15" calcext:value-type="float">
            <text:p>15</text:p>
          </table:table-cell>
          <table:table-cell table:formula="of:=MOD([.A162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table:formula="of:= 1 + [.A163]/16 - MOD(1 + [.A163]/16;1)" office:value-type="float" office:value="11" calcext:value-type="float">
            <text:p>11</text:p>
          </table:table-cell>
          <table:table-cell table:formula="of:=[.B163] + [.B163]/3 - MOD([.B163] + [.B163]/3; 1)" office:value-type="float" office:value="14" calcext:value-type="float">
            <text:p>14</text:p>
          </table:table-cell>
          <table:table-cell table:formula="of:=((([.C163]/4) - MOD([.C163]/4;1) + 1) * 4) - 1" office:value-type="float" office:value="15" calcext:value-type="float">
            <text:p>15</text:p>
          </table:table-cell>
          <table:table-cell table:formula="of:=MOD([.A163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table:formula="of:= 1 + [.A164]/16 - MOD(1 + [.A164]/16;1)" office:value-type="float" office:value="11" calcext:value-type="float">
            <text:p>11</text:p>
          </table:table-cell>
          <table:table-cell table:formula="of:=[.B164] + [.B164]/3 - MOD([.B164] + [.B164]/3; 1)" office:value-type="float" office:value="14" calcext:value-type="float">
            <text:p>14</text:p>
          </table:table-cell>
          <table:table-cell table:formula="of:=((([.C164]/4) - MOD([.C164]/4;1) + 1) * 4) - 1" office:value-type="float" office:value="15" calcext:value-type="float">
            <text:p>15</text:p>
          </table:table-cell>
          <table:table-cell table:formula="of:=MOD([.A164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table:formula="of:= 1 + [.A165]/16 - MOD(1 + [.A165]/16;1)" office:value-type="float" office:value="11" calcext:value-type="float">
            <text:p>11</text:p>
          </table:table-cell>
          <table:table-cell table:formula="of:=[.B165] + [.B165]/3 - MOD([.B165] + [.B165]/3; 1)" office:value-type="float" office:value="14" calcext:value-type="float">
            <text:p>14</text:p>
          </table:table-cell>
          <table:table-cell table:formula="of:=((([.C165]/4) - MOD([.C165]/4;1) + 1) * 4) - 1" office:value-type="float" office:value="15" calcext:value-type="float">
            <text:p>15</text:p>
          </table:table-cell>
          <table:table-cell table:formula="of:=MOD([.A165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table:formula="of:= 1 + [.A166]/16 - MOD(1 + [.A166]/16;1)" office:value-type="float" office:value="11" calcext:value-type="float">
            <text:p>11</text:p>
          </table:table-cell>
          <table:table-cell table:formula="of:=[.B166] + [.B166]/3 - MOD([.B166] + [.B166]/3; 1)" office:value-type="float" office:value="14" calcext:value-type="float">
            <text:p>14</text:p>
          </table:table-cell>
          <table:table-cell table:formula="of:=((([.C166]/4) - MOD([.C166]/4;1) + 1) * 4) - 1" office:value-type="float" office:value="15" calcext:value-type="float">
            <text:p>15</text:p>
          </table:table-cell>
          <table:table-cell table:formula="of:=MOD([.A166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table:formula="of:= 1 + [.A167]/16 - MOD(1 + [.A167]/16;1)" office:value-type="float" office:value="11" calcext:value-type="float">
            <text:p>11</text:p>
          </table:table-cell>
          <table:table-cell table:formula="of:=[.B167] + [.B167]/3 - MOD([.B167] + [.B167]/3; 1)" office:value-type="float" office:value="14" calcext:value-type="float">
            <text:p>14</text:p>
          </table:table-cell>
          <table:table-cell table:formula="of:=((([.C167]/4) - MOD([.C167]/4;1) + 1) * 4) - 1" office:value-type="float" office:value="15" calcext:value-type="float">
            <text:p>15</text:p>
          </table:table-cell>
          <table:table-cell table:formula="of:=MOD([.A167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table:formula="of:= 1 + [.A168]/16 - MOD(1 + [.A168]/16;1)" office:value-type="float" office:value="11" calcext:value-type="float">
            <text:p>11</text:p>
          </table:table-cell>
          <table:table-cell table:formula="of:=[.B168] + [.B168]/3 - MOD([.B168] + [.B168]/3; 1)" office:value-type="float" office:value="14" calcext:value-type="float">
            <text:p>14</text:p>
          </table:table-cell>
          <table:table-cell table:formula="of:=((([.C168]/4) - MOD([.C168]/4;1) + 1) * 4) - 1" office:value-type="float" office:value="15" calcext:value-type="float">
            <text:p>15</text:p>
          </table:table-cell>
          <table:table-cell table:formula="of:=MOD([.A168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table:formula="of:= 1 + [.A169]/16 - MOD(1 + [.A169]/16;1)" office:value-type="float" office:value="11" calcext:value-type="float">
            <text:p>11</text:p>
          </table:table-cell>
          <table:table-cell table:formula="of:=[.B169] + [.B169]/3 - MOD([.B169] + [.B169]/3; 1)" office:value-type="float" office:value="14" calcext:value-type="float">
            <text:p>14</text:p>
          </table:table-cell>
          <table:table-cell table:formula="of:=((([.C169]/4) - MOD([.C169]/4;1) + 1) * 4) - 1" office:value-type="float" office:value="15" calcext:value-type="float">
            <text:p>15</text:p>
          </table:table-cell>
          <table:table-cell table:formula="of:=MOD([.A169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table:formula="of:= 1 + [.A170]/16 - MOD(1 + [.A170]/16;1)" office:value-type="float" office:value="11" calcext:value-type="float">
            <text:p>11</text:p>
          </table:table-cell>
          <table:table-cell table:formula="of:=[.B170] + [.B170]/3 - MOD([.B170] + [.B170]/3; 1)" office:value-type="float" office:value="14" calcext:value-type="float">
            <text:p>14</text:p>
          </table:table-cell>
          <table:table-cell table:formula="of:=((([.C170]/4) - MOD([.C170]/4;1) + 1) * 4) - 1" office:value-type="float" office:value="15" calcext:value-type="float">
            <text:p>15</text:p>
          </table:table-cell>
          <table:table-cell table:formula="of:=MOD([.A170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table:formula="of:= 1 + [.A171]/16 - MOD(1 + [.A171]/16;1)" office:value-type="float" office:value="11" calcext:value-type="float">
            <text:p>11</text:p>
          </table:table-cell>
          <table:table-cell table:formula="of:=[.B171] + [.B171]/3 - MOD([.B171] + [.B171]/3; 1)" office:value-type="float" office:value="14" calcext:value-type="float">
            <text:p>14</text:p>
          </table:table-cell>
          <table:table-cell table:formula="of:=((([.C171]/4) - MOD([.C171]/4;1) + 1) * 4) - 1" office:value-type="float" office:value="15" calcext:value-type="float">
            <text:p>15</text:p>
          </table:table-cell>
          <table:table-cell table:formula="of:=MOD([.A171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table:formula="of:= 1 + [.A172]/16 - MOD(1 + [.A172]/16;1)" office:value-type="float" office:value="11" calcext:value-type="float">
            <text:p>11</text:p>
          </table:table-cell>
          <table:table-cell table:formula="of:=[.B172] + [.B172]/3 - MOD([.B172] + [.B172]/3; 1)" office:value-type="float" office:value="14" calcext:value-type="float">
            <text:p>14</text:p>
          </table:table-cell>
          <table:table-cell table:formula="of:=((([.C172]/4) - MOD([.C172]/4;1) + 1) * 4) - 1" office:value-type="float" office:value="15" calcext:value-type="float">
            <text:p>15</text:p>
          </table:table-cell>
          <table:table-cell table:formula="of:=MOD([.A172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table:formula="of:= 1 + [.A173]/16 - MOD(1 + [.A173]/16;1)" office:value-type="float" office:value="11" calcext:value-type="float">
            <text:p>11</text:p>
          </table:table-cell>
          <table:table-cell table:formula="of:=[.B173] + [.B173]/3 - MOD([.B173] + [.B173]/3; 1)" office:value-type="float" office:value="14" calcext:value-type="float">
            <text:p>14</text:p>
          </table:table-cell>
          <table:table-cell table:formula="of:=((([.C173]/4) - MOD([.C173]/4;1) + 1) * 4) - 1" office:value-type="float" office:value="15" calcext:value-type="float">
            <text:p>15</text:p>
          </table:table-cell>
          <table:table-cell table:formula="of:=MOD([.A173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table:formula="of:= 1 + [.A174]/16 - MOD(1 + [.A174]/16;1)" office:value-type="float" office:value="11" calcext:value-type="float">
            <text:p>11</text:p>
          </table:table-cell>
          <table:table-cell table:formula="of:=[.B174] + [.B174]/3 - MOD([.B174] + [.B174]/3; 1)" office:value-type="float" office:value="14" calcext:value-type="float">
            <text:p>14</text:p>
          </table:table-cell>
          <table:table-cell table:formula="of:=((([.C174]/4) - MOD([.C174]/4;1) + 1) * 4) - 1" office:value-type="float" office:value="15" calcext:value-type="float">
            <text:p>15</text:p>
          </table:table-cell>
          <table:table-cell table:formula="of:=MOD([.A174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table:formula="of:= 1 + [.A175]/16 - MOD(1 + [.A175]/16;1)" office:value-type="float" office:value="11" calcext:value-type="float">
            <text:p>11</text:p>
          </table:table-cell>
          <table:table-cell table:formula="of:=[.B175] + [.B175]/3 - MOD([.B175] + [.B175]/3; 1)" office:value-type="float" office:value="14" calcext:value-type="float">
            <text:p>14</text:p>
          </table:table-cell>
          <table:table-cell table:formula="of:=((([.C175]/4) - MOD([.C175]/4;1) + 1) * 4) - 1" office:value-type="float" office:value="15" calcext:value-type="float">
            <text:p>15</text:p>
          </table:table-cell>
          <table:table-cell table:formula="of:=MOD([.A175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table:formula="of:= 1 + [.A176]/16 - MOD(1 + [.A176]/16;1)" office:value-type="float" office:value="11" calcext:value-type="float">
            <text:p>11</text:p>
          </table:table-cell>
          <table:table-cell table:formula="of:=[.B176] + [.B176]/3 - MOD([.B176] + [.B176]/3; 1)" office:value-type="float" office:value="14" calcext:value-type="float">
            <text:p>14</text:p>
          </table:table-cell>
          <table:table-cell table:formula="of:=((([.C176]/4) - MOD([.C176]/4;1) + 1) * 4) - 1" office:value-type="float" office:value="15" calcext:value-type="float">
            <text:p>15</text:p>
          </table:table-cell>
          <table:table-cell table:formula="of:=MOD([.A176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 1 + [.A177]/16 - MOD(1 + [.A177]/16;1)" office:value-type="float" office:value="11" calcext:value-type="float">
            <text:p>11</text:p>
          </table:table-cell>
          <table:table-cell table:formula="of:=[.B177] + [.B177]/3 - MOD([.B177] + [.B177]/3; 1)" office:value-type="float" office:value="14" calcext:value-type="float">
            <text:p>14</text:p>
          </table:table-cell>
          <table:table-cell table:formula="of:=((([.C177]/4) - MOD([.C177]/4;1) + 1) * 4) - 1" office:value-type="float" office:value="15" calcext:value-type="float">
            <text:p>15</text:p>
          </table:table-cell>
          <table:table-cell table:formula="of:=MOD([.A177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table:formula="of:= 1 + [.A178]/16 - MOD(1 + [.A178]/16;1)" office:value-type="float" office:value="12" calcext:value-type="float">
            <text:p>12</text:p>
          </table:table-cell>
          <table:table-cell table:formula="of:=[.B178] + [.B178]/3 - MOD([.B178] + [.B178]/3; 1)" office:value-type="float" office:value="16" calcext:value-type="float">
            <text:p>16</text:p>
          </table:table-cell>
          <table:table-cell table:formula="of:=((([.C178]/4) - MOD([.C178]/4;1) + 1) * 4) - 1" office:value-type="float" office:value="19" calcext:value-type="float">
            <text:p>19</text:p>
          </table:table-cell>
          <table:table-cell table:formula="of:=MOD([.A178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table:formula="of:= 1 + [.A179]/16 - MOD(1 + [.A179]/16;1)" office:value-type="float" office:value="12" calcext:value-type="float">
            <text:p>12</text:p>
          </table:table-cell>
          <table:table-cell table:formula="of:=[.B179] + [.B179]/3 - MOD([.B179] + [.B179]/3; 1)" office:value-type="float" office:value="16" calcext:value-type="float">
            <text:p>16</text:p>
          </table:table-cell>
          <table:table-cell table:formula="of:=((([.C179]/4) - MOD([.C179]/4;1) + 1) * 4) - 1" office:value-type="float" office:value="19" calcext:value-type="float">
            <text:p>19</text:p>
          </table:table-cell>
          <table:table-cell table:formula="of:=MOD([.A179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table:formula="of:= 1 + [.A180]/16 - MOD(1 + [.A180]/16;1)" office:value-type="float" office:value="12" calcext:value-type="float">
            <text:p>12</text:p>
          </table:table-cell>
          <table:table-cell table:formula="of:=[.B180] + [.B180]/3 - MOD([.B180] + [.B180]/3; 1)" office:value-type="float" office:value="16" calcext:value-type="float">
            <text:p>16</text:p>
          </table:table-cell>
          <table:table-cell table:formula="of:=((([.C180]/4) - MOD([.C180]/4;1) + 1) * 4) - 1" office:value-type="float" office:value="19" calcext:value-type="float">
            <text:p>19</text:p>
          </table:table-cell>
          <table:table-cell table:formula="of:=MOD([.A180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table:formula="of:= 1 + [.A181]/16 - MOD(1 + [.A181]/16;1)" office:value-type="float" office:value="12" calcext:value-type="float">
            <text:p>12</text:p>
          </table:table-cell>
          <table:table-cell table:formula="of:=[.B181] + [.B181]/3 - MOD([.B181] + [.B181]/3; 1)" office:value-type="float" office:value="16" calcext:value-type="float">
            <text:p>16</text:p>
          </table:table-cell>
          <table:table-cell table:formula="of:=((([.C181]/4) - MOD([.C181]/4;1) + 1) * 4) - 1" office:value-type="float" office:value="19" calcext:value-type="float">
            <text:p>19</text:p>
          </table:table-cell>
          <table:table-cell table:formula="of:=MOD([.A181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table:formula="of:= 1 + [.A182]/16 - MOD(1 + [.A182]/16;1)" office:value-type="float" office:value="12" calcext:value-type="float">
            <text:p>12</text:p>
          </table:table-cell>
          <table:table-cell table:formula="of:=[.B182] + [.B182]/3 - MOD([.B182] + [.B182]/3; 1)" office:value-type="float" office:value="16" calcext:value-type="float">
            <text:p>16</text:p>
          </table:table-cell>
          <table:table-cell table:formula="of:=((([.C182]/4) - MOD([.C182]/4;1) + 1) * 4) - 1" office:value-type="float" office:value="19" calcext:value-type="float">
            <text:p>19</text:p>
          </table:table-cell>
          <table:table-cell table:formula="of:=MOD([.A182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table:formula="of:= 1 + [.A183]/16 - MOD(1 + [.A183]/16;1)" office:value-type="float" office:value="12" calcext:value-type="float">
            <text:p>12</text:p>
          </table:table-cell>
          <table:table-cell table:formula="of:=[.B183] + [.B183]/3 - MOD([.B183] + [.B183]/3; 1)" office:value-type="float" office:value="16" calcext:value-type="float">
            <text:p>16</text:p>
          </table:table-cell>
          <table:table-cell table:formula="of:=((([.C183]/4) - MOD([.C183]/4;1) + 1) * 4) - 1" office:value-type="float" office:value="19" calcext:value-type="float">
            <text:p>19</text:p>
          </table:table-cell>
          <table:table-cell table:formula="of:=MOD([.A183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table:formula="of:= 1 + [.A184]/16 - MOD(1 + [.A184]/16;1)" office:value-type="float" office:value="12" calcext:value-type="float">
            <text:p>12</text:p>
          </table:table-cell>
          <table:table-cell table:formula="of:=[.B184] + [.B184]/3 - MOD([.B184] + [.B184]/3; 1)" office:value-type="float" office:value="16" calcext:value-type="float">
            <text:p>16</text:p>
          </table:table-cell>
          <table:table-cell table:formula="of:=((([.C184]/4) - MOD([.C184]/4;1) + 1) * 4) - 1" office:value-type="float" office:value="19" calcext:value-type="float">
            <text:p>19</text:p>
          </table:table-cell>
          <table:table-cell table:formula="of:=MOD([.A184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table:formula="of:= 1 + [.A185]/16 - MOD(1 + [.A185]/16;1)" office:value-type="float" office:value="12" calcext:value-type="float">
            <text:p>12</text:p>
          </table:table-cell>
          <table:table-cell table:formula="of:=[.B185] + [.B185]/3 - MOD([.B185] + [.B185]/3; 1)" office:value-type="float" office:value="16" calcext:value-type="float">
            <text:p>16</text:p>
          </table:table-cell>
          <table:table-cell table:formula="of:=((([.C185]/4) - MOD([.C185]/4;1) + 1) * 4) - 1" office:value-type="float" office:value="19" calcext:value-type="float">
            <text:p>19</text:p>
          </table:table-cell>
          <table:table-cell table:formula="of:=MOD([.A185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table:formula="of:= 1 + [.A186]/16 - MOD(1 + [.A186]/16;1)" office:value-type="float" office:value="12" calcext:value-type="float">
            <text:p>12</text:p>
          </table:table-cell>
          <table:table-cell table:formula="of:=[.B186] + [.B186]/3 - MOD([.B186] + [.B186]/3; 1)" office:value-type="float" office:value="16" calcext:value-type="float">
            <text:p>16</text:p>
          </table:table-cell>
          <table:table-cell table:formula="of:=((([.C186]/4) - MOD([.C186]/4;1) + 1) * 4) - 1" office:value-type="float" office:value="19" calcext:value-type="float">
            <text:p>19</text:p>
          </table:table-cell>
          <table:table-cell table:formula="of:=MOD([.A186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table:formula="of:= 1 + [.A187]/16 - MOD(1 + [.A187]/16;1)" office:value-type="float" office:value="12" calcext:value-type="float">
            <text:p>12</text:p>
          </table:table-cell>
          <table:table-cell table:formula="of:=[.B187] + [.B187]/3 - MOD([.B187] + [.B187]/3; 1)" office:value-type="float" office:value="16" calcext:value-type="float">
            <text:p>16</text:p>
          </table:table-cell>
          <table:table-cell table:formula="of:=((([.C187]/4) - MOD([.C187]/4;1) + 1) * 4) - 1" office:value-type="float" office:value="19" calcext:value-type="float">
            <text:p>19</text:p>
          </table:table-cell>
          <table:table-cell table:formula="of:=MOD([.A187];16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table:formula="of:= 1 + [.A188]/16 - MOD(1 + [.A188]/16;1)" office:value-type="float" office:value="12" calcext:value-type="float">
            <text:p>12</text:p>
          </table:table-cell>
          <table:table-cell table:formula="of:=[.B188] + [.B188]/3 - MOD([.B188] + [.B188]/3; 1)" office:value-type="float" office:value="16" calcext:value-type="float">
            <text:p>16</text:p>
          </table:table-cell>
          <table:table-cell table:formula="of:=((([.C188]/4) - MOD([.C188]/4;1) + 1) * 4) - 1" office:value-type="float" office:value="19" calcext:value-type="float">
            <text:p>19</text:p>
          </table:table-cell>
          <table:table-cell table:formula="of:=MOD([.A188];16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table:formula="of:= 1 + [.A189]/16 - MOD(1 + [.A189]/16;1)" office:value-type="float" office:value="12" calcext:value-type="float">
            <text:p>12</text:p>
          </table:table-cell>
          <table:table-cell table:formula="of:=[.B189] + [.B189]/3 - MOD([.B189] + [.B189]/3; 1)" office:value-type="float" office:value="16" calcext:value-type="float">
            <text:p>16</text:p>
          </table:table-cell>
          <table:table-cell table:formula="of:=((([.C189]/4) - MOD([.C189]/4;1) + 1) * 4) - 1" office:value-type="float" office:value="19" calcext:value-type="float">
            <text:p>19</text:p>
          </table:table-cell>
          <table:table-cell table:formula="of:=MOD([.A189];16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table:formula="of:= 1 + [.A190]/16 - MOD(1 + [.A190]/16;1)" office:value-type="float" office:value="12" calcext:value-type="float">
            <text:p>12</text:p>
          </table:table-cell>
          <table:table-cell table:formula="of:=[.B190] + [.B190]/3 - MOD([.B190] + [.B190]/3; 1)" office:value-type="float" office:value="16" calcext:value-type="float">
            <text:p>16</text:p>
          </table:table-cell>
          <table:table-cell table:formula="of:=((([.C190]/4) - MOD([.C190]/4;1) + 1) * 4) - 1" office:value-type="float" office:value="19" calcext:value-type="float">
            <text:p>19</text:p>
          </table:table-cell>
          <table:table-cell table:formula="of:=MOD([.A190];16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table:formula="of:= 1 + [.A191]/16 - MOD(1 + [.A191]/16;1)" office:value-type="float" office:value="12" calcext:value-type="float">
            <text:p>12</text:p>
          </table:table-cell>
          <table:table-cell table:formula="of:=[.B191] + [.B191]/3 - MOD([.B191] + [.B191]/3; 1)" office:value-type="float" office:value="16" calcext:value-type="float">
            <text:p>16</text:p>
          </table:table-cell>
          <table:table-cell table:formula="of:=((([.C191]/4) - MOD([.C191]/4;1) + 1) * 4) - 1" office:value-type="float" office:value="19" calcext:value-type="float">
            <text:p>19</text:p>
          </table:table-cell>
          <table:table-cell table:formula="of:=MOD([.A191];16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table:formula="of:= 1 + [.A192]/16 - MOD(1 + [.A192]/16;1)" office:value-type="float" office:value="12" calcext:value-type="float">
            <text:p>12</text:p>
          </table:table-cell>
          <table:table-cell table:formula="of:=[.B192] + [.B192]/3 - MOD([.B192] + [.B192]/3; 1)" office:value-type="float" office:value="16" calcext:value-type="float">
            <text:p>16</text:p>
          </table:table-cell>
          <table:table-cell table:formula="of:=((([.C192]/4) - MOD([.C192]/4;1) + 1) * 4) - 1" office:value-type="float" office:value="19" calcext:value-type="float">
            <text:p>19</text:p>
          </table:table-cell>
          <table:table-cell table:formula="of:=MOD([.A192];16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table:formula="of:= 1 + [.A193]/16 - MOD(1 + [.A193]/16;1)" office:value-type="float" office:value="12" calcext:value-type="float">
            <text:p>12</text:p>
          </table:table-cell>
          <table:table-cell table:formula="of:=[.B193] + [.B193]/3 - MOD([.B193] + [.B193]/3; 1)" office:value-type="float" office:value="16" calcext:value-type="float">
            <text:p>16</text:p>
          </table:table-cell>
          <table:table-cell table:formula="of:=((([.C193]/4) - MOD([.C193]/4;1) + 1) * 4) - 1" office:value-type="float" office:value="19" calcext:value-type="float">
            <text:p>19</text:p>
          </table:table-cell>
          <table:table-cell table:formula="of:=MOD([.A193];16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table:formula="of:= 1 + [.A194]/16 - MOD(1 + [.A194]/16;1)" office:value-type="float" office:value="13" calcext:value-type="float">
            <text:p>13</text:p>
          </table:table-cell>
          <table:table-cell table:formula="of:=[.B194] + [.B194]/3 - MOD([.B194] + [.B194]/3; 1)" office:value-type="float" office:value="17" calcext:value-type="float">
            <text:p>17</text:p>
          </table:table-cell>
          <table:table-cell table:formula="of:=((([.C194]/4) - MOD([.C194]/4;1) + 1) * 4) - 1" office:value-type="float" office:value="19" calcext:value-type="float">
            <text:p>19</text:p>
          </table:table-cell>
          <table:table-cell table:formula="of:=MOD([.A194];16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table:formula="of:= 1 + [.A195]/16 - MOD(1 + [.A195]/16;1)" office:value-type="float" office:value="13" calcext:value-type="float">
            <text:p>13</text:p>
          </table:table-cell>
          <table:table-cell table:formula="of:=[.B195] + [.B195]/3 - MOD([.B195] + [.B195]/3; 1)" office:value-type="float" office:value="17" calcext:value-type="float">
            <text:p>17</text:p>
          </table:table-cell>
          <table:table-cell table:formula="of:=((([.C195]/4) - MOD([.C195]/4;1) + 1) * 4) - 1" office:value-type="float" office:value="19" calcext:value-type="float">
            <text:p>19</text:p>
          </table:table-cell>
          <table:table-cell table:formula="of:=MOD([.A195];16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table:formula="of:= 1 + [.A196]/16 - MOD(1 + [.A196]/16;1)" office:value-type="float" office:value="13" calcext:value-type="float">
            <text:p>13</text:p>
          </table:table-cell>
          <table:table-cell table:formula="of:=[.B196] + [.B196]/3 - MOD([.B196] + [.B196]/3; 1)" office:value-type="float" office:value="17" calcext:value-type="float">
            <text:p>17</text:p>
          </table:table-cell>
          <table:table-cell table:formula="of:=((([.C196]/4) - MOD([.C196]/4;1) + 1) * 4) - 1" office:value-type="float" office:value="19" calcext:value-type="float">
            <text:p>19</text:p>
          </table:table-cell>
          <table:table-cell table:formula="of:=MOD([.A196];16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table:formula="of:= 1 + [.A197]/16 - MOD(1 + [.A197]/16;1)" office:value-type="float" office:value="13" calcext:value-type="float">
            <text:p>13</text:p>
          </table:table-cell>
          <table:table-cell table:formula="of:=[.B197] + [.B197]/3 - MOD([.B197] + [.B197]/3; 1)" office:value-type="float" office:value="17" calcext:value-type="float">
            <text:p>17</text:p>
          </table:table-cell>
          <table:table-cell table:formula="of:=((([.C197]/4) - MOD([.C197]/4;1) + 1) * 4) - 1" office:value-type="float" office:value="19" calcext:value-type="float">
            <text:p>19</text:p>
          </table:table-cell>
          <table:table-cell table:formula="of:=MOD([.A197];16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table:formula="of:= 1 + [.A198]/16 - MOD(1 + [.A198]/16;1)" office:value-type="float" office:value="13" calcext:value-type="float">
            <text:p>13</text:p>
          </table:table-cell>
          <table:table-cell table:formula="of:=[.B198] + [.B198]/3 - MOD([.B198] + [.B198]/3; 1)" office:value-type="float" office:value="17" calcext:value-type="float">
            <text:p>17</text:p>
          </table:table-cell>
          <table:table-cell table:formula="of:=((([.C198]/4) - MOD([.C198]/4;1) + 1) * 4) - 1" office:value-type="float" office:value="19" calcext:value-type="float">
            <text:p>19</text:p>
          </table:table-cell>
          <table:table-cell table:formula="of:=MOD([.A198];16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table:formula="of:= 1 + [.A199]/16 - MOD(1 + [.A199]/16;1)" office:value-type="float" office:value="13" calcext:value-type="float">
            <text:p>13</text:p>
          </table:table-cell>
          <table:table-cell table:formula="of:=[.B199] + [.B199]/3 - MOD([.B199] + [.B199]/3; 1)" office:value-type="float" office:value="17" calcext:value-type="float">
            <text:p>17</text:p>
          </table:table-cell>
          <table:table-cell table:formula="of:=((([.C199]/4) - MOD([.C199]/4;1) + 1) * 4) - 1" office:value-type="float" office:value="19" calcext:value-type="float">
            <text:p>19</text:p>
          </table:table-cell>
          <table:table-cell table:formula="of:=MOD([.A199];16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 1 + [.A200]/16 - MOD(1 + [.A200]/16;1)" office:value-type="float" office:value="13" calcext:value-type="float">
            <text:p>13</text:p>
          </table:table-cell>
          <table:table-cell table:formula="of:=[.B200] + [.B200]/3 - MOD([.B200] + [.B200]/3; 1)" office:value-type="float" office:value="17" calcext:value-type="float">
            <text:p>17</text:p>
          </table:table-cell>
          <table:table-cell table:formula="of:=((([.C200]/4) - MOD([.C200]/4;1) + 1) * 4) - 1" office:value-type="float" office:value="19" calcext:value-type="float">
            <text:p>19</text:p>
          </table:table-cell>
          <table:table-cell table:formula="of:=MOD([.A200];16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table:formula="of:= 1 + [.A201]/16 - MOD(1 + [.A201]/16;1)" office:value-type="float" office:value="13" calcext:value-type="float">
            <text:p>13</text:p>
          </table:table-cell>
          <table:table-cell table:formula="of:=[.B201] + [.B201]/3 - MOD([.B201] + [.B201]/3; 1)" office:value-type="float" office:value="17" calcext:value-type="float">
            <text:p>17</text:p>
          </table:table-cell>
          <table:table-cell table:formula="of:=((([.C201]/4) - MOD([.C201]/4;1) + 1) * 4) - 1" office:value-type="float" office:value="19" calcext:value-type="float">
            <text:p>19</text:p>
          </table:table-cell>
          <table:table-cell table:formula="of:=MOD([.A201];16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table:formula="of:= 1 + [.A202]/16 - MOD(1 + [.A202]/16;1)" office:value-type="float" office:value="13" calcext:value-type="float">
            <text:p>13</text:p>
          </table:table-cell>
          <table:table-cell table:formula="of:=[.B202] + [.B202]/3 - MOD([.B202] + [.B202]/3; 1)" office:value-type="float" office:value="17" calcext:value-type="float">
            <text:p>17</text:p>
          </table:table-cell>
          <table:table-cell table:formula="of:=((([.C202]/4) - MOD([.C202]/4;1) + 1) * 4) - 1" office:value-type="float" office:value="19" calcext:value-type="float">
            <text:p>19</text:p>
          </table:table-cell>
          <table:table-cell table:formula="of:=MOD([.A202];16)" office:value-type="float" office:value="8" calcext:value-type="float">
            <text:p>8</text:p>
          </table:table-cell>
          <table:table-cell table:number-columns-repeated="1019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3:35:29.850607109</meta:creation-date>
    <dc:date>2024-02-08T14:11:44.476870086</dc:date>
    <meta:editing-duration>PT10M14S</meta:editing-duration>
    <meta:editing-cycles>1</meta:editing-cycles>
    <meta:document-statistic meta:table-count="1" meta:cell-count="1010" meta:object-count="0"/>
    <meta:generator>LibreOffice/7.3.7.2$Linux_X86_64 LibreOffice_project/30$Build-2</meta:generator>
  </office:meta>
</office:document-meta>
</file>